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92D05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  <style:text-properties fo:color="#808080"/>
    </style:style>
    <style:style style:name="ce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automatic" fo:wrap-option="wrap" fo:background-color="transparen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/>
      <style:text-properties fo:color="#808080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36">
      <style:table-cell-properties fo:border="thin solid #000000"/>
    </style:style>
    <style:style style:name="ce17" style:family="table-cell" style:parent-style-name="Default" style:data-style-name="N36"/>
    <style:style style:name="ce18" style:family="table-cell" style:parent-style-name="Default" style:data-style-name="N36">
      <style:table-cell-properties fo:background-color="#FFC000"/>
    </style:style>
    <style:style style:name="ce19" style:family="table-cell" style:parent-style-name="Default" style:data-style-name="N36">
      <style:text-properties fo:color="#808080"/>
    </style:style>
    <style:style style:name="ce20" style:family="table-cell" style:parent-style-name="Default" style:data-style-name="N36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wrap-option="wrap"/>
    </style:style>
    <style:style style:name="ce22" style:family="table-cell" style:parent-style-name="Default" style:data-style-name="N1"/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2333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0.476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et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7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6" table:number-columns-repeated="16351" table:default-cell-style-name="ce1"/>
        <table:table-row table:style-name="ro1">
          <table:table-cell office:value-type="string" table:style-name="ce2">
            <text:p>Wood-D Beta 2 Printing Are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JK 2014-04-28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Eff. Tower Distance</text:p>
          </table:table-cell>
          <table:table-cell office:value-type="float" office:value="114" table:style-name="ce4">
            <text:p>114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3">
            <text:p>Offset HeatBed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5"/>
          <table:table-cell table:style-name="ce1"/>
          <table:table-cell office:value-type="string" table:style-name="ce6">
            <text:p>Calculated Maximum</text:p>
          </table:table-cell>
          <table:table-cell table:style-name="ce1"/>
          <table:table-cell office:value-type="string" table:style-name="ce1">
            <text:p>Edge Distance (right Angle to T1/T2)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HeatBed Square Size</text:p>
          </table:table-cell>
          <table:table-cell office:value-type="float" office:value="186" table:style-name="ce4">
            <text:p>186</text:p>
          </table:table-cell>
          <table:table-cell table:style-name="ce5"/>
          <table:table-cell office:value-type="float" office:value="93" table:formula="msoxl:=B6/2" table:style-name="ce7">
            <text:p>93</text:p>
          </table:table-cell>
          <table:table-cell table:style-name="ce1"/>
          <table:table-cell office:value-type="float" office:value="99" table:formula="msoxl:=B4-B5" table:style-name="ce1">
            <text:p>99</text:p>
          </table:table-cell>
          <table:table-cell table:style-name="ce1"/>
          <table:table-cell office:value-type="float" office:value="21.000000000000028" table:formula="msoxl:=D6+B33-B5" table:style-name="ce1">
            <text:p>2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HeatBed Circle Diameter</text:p>
          </table:table-cell>
          <table:table-cell office:value-type="float" office:value="230" table:style-name="ce4">
            <text:p>230</text:p>
          </table:table-cell>
          <table:table-cell table:style-name="ce5"/>
          <table:table-cell office:value-type="float" office:value="115" table:formula="msoxl:=B7/2" table:style-name="ce7">
            <text:p>115</text:p>
          </table:table-cell>
          <table:table-cell table:style-name="ce1"/>
          <table:table-cell office:value-type="float" office:value="114" table:formula="msoxl:=B4" table:style-name="ce1">
            <text:p>114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number-columns-repeated="2" table:style-name="ce5"/>
          <table:table-cell table:number-columns-repeated="16380" table:style-name="ce1"/>
        </table:table-row>
        <table:table-row table:style-name="ro3">
          <table:table-cell office:value-type="string" table:style-name="ce8">
            <text:p>Nozzle Move</text:p>
          </table:table-cell>
          <table:table-cell office:value-type="string" table:style-name="ce9">
            <text:p>System Zero</text:p>
          </table:table-cell>
          <table:table-cell table:style-name="ce5"/>
          <table:table-cell office:value-type="string" table:number-columns-spanned="17" table:number-rows-spanned="1" table:style-name="ce23">
            <text:p>Printable Sqare</text:p>
          </table:table-cell>
          <table:covered-table-cell table:number-columns-repeated="16"/>
          <table:table-cell table:style-name="ce1"/>
          <table:table-cell office:value-type="string" table:number-columns-spanned="5" table:number-rows-spanned="1" table:style-name="ce23">
            <text:p>Printable Circle</text:p>
          </table:table-cell>
          <table:covered-table-cell table:number-columns-repeated="4"/>
          <table:table-cell table:number-columns-repeated="16358" table:style-name="ce1"/>
        </table:table-row>
        <table:table-row table:style-name="ro4">
          <table:table-cell table:style-name="ce10"/>
          <table:table-cell table:style-name="ce11"/>
          <table:table-cell table:style-name="ce12"/>
          <table:table-cell office:value-type="string" table:style-name="ce12">
            <text:p>Bed Center</text:p>
          </table:table-cell>
          <table:table-cell table:number-columns-repeated="5" table:style-name="ce11"/>
          <table:table-cell office:value-type="string" table:style-name="ce11">
            <text:p>Nearest to T2</text:p>
          </table:table-cell>
          <table:table-cell table:number-columns-repeated="2" table:style-name="ce11"/>
          <table:table-cell office:value-type="string" table:style-name="ce11">
            <text:p>Far from T1</text:p>
          </table:table-cell>
          <table:table-cell table:style-name="ce11"/>
          <table:table-cell office:value-type="string" table:style-name="ce11">
            <text:p>Nearest to T3</text:p>
          </table:table-cell>
          <table:table-cell table:number-columns-repeated="4" table:style-name="ce11"/>
          <table:table-cell office:value-type="string" table:style-name="ce11">
            <text:p>Nearest to T1</text:p>
          </table:table-cell>
          <table:table-cell table:style-name="ce11"/>
          <table:table-cell office:value-type="string" table:style-name="ce11">
            <text:p>Bed Center</text:p>
          </table:table-cell>
          <table:table-cell office:value-type="string" table:style-name="ce11">
            <text:p>Nearest to T3</text:p>
          </table:table-cell>
          <table:table-cell office:value-type="string" table:style-name="ce11">
            <text:p>Far from T3</text:p>
          </table:table-cell>
          <table:table-cell office:value-type="string" table:style-name="ce11">
            <text:p>Left</text:p>
          </table:table-cell>
          <table:table-cell office:value-type="string" table:style-name="ce11">
            <text:p>Right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3">
            <text:p>Nozzle X</text:p>
          </table:table-cell>
          <table:table-cell office:value-type="float" office:value="0" table:style-name="ce9">
            <text:p>0</text:p>
          </table:table-cell>
          <table:table-cell table:style-name="ce13"/>
          <table:table-cell office:value-type="float" office:value="0" table:style-name="ce9">
            <text:p>0</text:p>
          </table:table-cell>
          <table:table-cell office:value-type="float" office:value="-93" table:formula="msoxl:=-$D6" table:style-name="ce9">
            <text:p>-93</text:p>
          </table:table-cell>
          <table:table-cell office:value-type="float" office:value="-71.999999999999972" table:formula="msoxl:=-D6+H6" table:style-name="ce3">
            <text:p>-72</text:p>
          </table:table-cell>
          <table:table-cell office:value-type="float" office:value="0" table:style-name="ce3">
            <text:p>0</text:p>
          </table:table-cell>
          <table:table-cell office:value-type="float" office:value="71.999999999999972" table:formula="msoxl:=D6-H6" table:style-name="ce3">
            <text:p>72</text:p>
          </table:table-cell>
          <table:table-cell office:value-type="float" office:value="93" table:formula="msoxl:=$D6" table:style-name="ce9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9">
            <text:p>93</text:p>
          </table:table-cell>
          <table:table-cell office:value-type="float" office:value="71.999999999999972" table:formula="msoxl:=$D6-H6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-71.999999999999972" table:formula="msoxl:=-$D6+H6" table:style-name="ce3">
            <text:p>-72</text:p>
          </table:table-cell>
          <table:table-cell office:value-type="float" office:value="-93" table:formula="msoxl:=-$D6" table:style-name="ce9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-115" table:formula="msoxl:=-$D$7" table:style-name="ce3">
            <text:p>-115</text:p>
          </table:table-cell>
          <table:table-cell office:value-type="float" office:value="115" table:formula="msoxl:=$D$7" table:style-name="ce3">
            <text:p>115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3">
            <text:p>Nozzle Y</text:p>
          </table:table-cell>
          <table:table-cell table:style-name="ce9"/>
          <table:table-cell table:style-name="ce13"/>
          <table:table-cell office:value-type="float" office:value="0" table:style-name="ce9">
            <text:p>0</text:p>
          </table:table-cell>
          <table:table-cell office:value-type="float" office:value="-93" table:formula="msoxl:=-$D6" table:style-name="ce9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office:value-type="float" office:value="-93" table:formula="msoxl:=-$D6" table:style-name="ce9">
            <text:p>-93</text:p>
          </table:table-cell>
          <table:table-cell office:value-type="float" office:value="-71.999999999999972" table:formula="msoxl:=-$D6+H6" table:style-name="ce3">
            <text:p>-72</text:p>
          </table:table-cell>
          <table:table-cell office:value-type="float" office:value="0" table:style-name="ce3">
            <text:p>0</text:p>
          </table:table-cell>
          <table:table-cell office:value-type="float" office:value="71.999999999999972" table:formula="msoxl:=$D6-H6" table:style-name="ce3">
            <text:p>72</text:p>
          </table:table-cell>
          <table:table-cell office:value-type="float" office:value="93" table:formula="msoxl:=$D6" table:style-name="ce9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9">
            <text:p>93</text:p>
          </table:table-cell>
          <table:table-cell office:value-type="float" office:value="71.999999999999972" table:formula="msoxl:=$D6-H6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-71.999999999999972" table:formula="msoxl:=-$D6+H6" table:style-name="ce3">
            <text:p>-72</text:p>
          </table:table-cell>
          <table:table-cell table:number-columns-repeated="3" table:style-name="ce3"/>
          <table:table-cell table:style-name="ce14"/>
          <table:table-cell table:number-columns-repeated="2" table:style-name="ce3"/>
          <table:table-cell table:number-columns-repeated="16358" table:style-name="ce1"/>
        </table:table-row>
        <table:table-row table:style-name="ro2">
          <table:table-cell office:value-type="string" table:style-name="ce3">
            <text:p>Nozzle Y+ (corrected by HB Offset)</text:p>
          </table:table-cell>
          <table:table-cell office:value-type="float" office:value="0" table:style-name="ce3">
            <text:p>0</text:p>
          </table:table-cell>
          <table:table-cell table:style-name="ce13"/>
          <table:table-cell office:value-type="float" office:value="15" table:formula="msoxl:=D12+$B5" table:style-name="ce3">
            <text:p>15</text:p>
          </table:table-cell>
          <table:table-cell office:value-type="float" office:value="-78" table:formula="msoxl:=E12+$B5" table:style-name="ce3">
            <text:p>-78</text:p>
          </table:table-cell>
          <table:table-cell office:value-type="float" office:value="-78" table:formula="msoxl:=F12+$B5" table:style-name="ce3">
            <text:p>-78</text:p>
          </table:table-cell>
          <table:table-cell office:value-type="float" office:value="-78" table:formula="msoxl:=G12+$B5" table:style-name="ce3">
            <text:p>-78</text:p>
          </table:table-cell>
          <table:table-cell office:value-type="float" office:value="-78" table:formula="msoxl:=H12+$B5" table:style-name="ce3">
            <text:p>-78</text:p>
          </table:table-cell>
          <table:table-cell office:value-type="float" office:value="-78" table:formula="msoxl:=I12+$B5" table:style-name="ce3">
            <text:p>-78</text:p>
          </table:table-cell>
          <table:table-cell office:value-type="float" office:value="-56.999999999999972" table:formula="msoxl:=J12+$B5" table:style-name="ce3">
            <text:p>-57</text:p>
          </table:table-cell>
          <table:table-cell office:value-type="float" office:value="15" table:formula="msoxl:=K12+$B5" table:style-name="ce3">
            <text:p>15</text:p>
          </table:table-cell>
          <table:table-cell office:value-type="float" office:value="86.999999999999972" table:formula="msoxl:=L12+$B5" table:style-name="ce3">
            <text:p>87</text:p>
          </table:table-cell>
          <table:table-cell office:value-type="float" office:value="108" table:formula="msoxl:=M12+$B5" table:style-name="ce3">
            <text:p>108</text:p>
          </table:table-cell>
          <table:table-cell office:value-type="float" office:value="108" table:formula="msoxl:=N12+$B5" table:style-name="ce3">
            <text:p>108</text:p>
          </table:table-cell>
          <table:table-cell office:value-type="float" office:value="108" table:formula="msoxl:=O12+$B5" table:style-name="ce3">
            <text:p>108</text:p>
          </table:table-cell>
          <table:table-cell office:value-type="float" office:value="108" table:formula="msoxl:=P12+$B5" table:style-name="ce3">
            <text:p>108</text:p>
          </table:table-cell>
          <table:table-cell office:value-type="float" office:value="108" table:formula="msoxl:=Q12+$B5" table:style-name="ce3">
            <text:p>108</text:p>
          </table:table-cell>
          <table:table-cell office:value-type="float" office:value="86.999999999999972" table:formula="msoxl:=R12+$B5" table:style-name="ce3">
            <text:p>87</text:p>
          </table:table-cell>
          <table:table-cell office:value-type="float" office:value="15" table:formula="msoxl:=S12+$B5" table:style-name="ce3">
            <text:p>15</text:p>
          </table:table-cell>
          <table:table-cell office:value-type="float" office:value="-56.999999999999972" table:formula="msoxl:=T12+$B5" table:style-name="ce3">
            <text:p>-57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15" table:formula="msoxl:=$D$7" table:style-name="ce3">
            <text:p>115</text:p>
          </table:table-cell>
          <table:table-cell office:value-type="float" office:value="-115" table:formula="msoxl:=-$D$7" table:style-name="ce3">
            <text:p>-1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8" table:style-name="ce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3">
            <text:p>Rod Length</text:p>
          </table:table-cell>
          <table:table-cell office:value-type="float" office:value="260" table:style-name="ce4">
            <text:p>260</text:p>
          </table:table-cell>
          <table:table-cell table:style-name="ce5"/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table:style-name="ce15"/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office:value-type="float" office:value="260" table:formula="msoxl:=$B15" table:style-name="ce15">
            <text:p>260</text:p>
          </table:table-cell>
          <table:table-cell table:number-columns-repeated="5" table:style-name="ce15"/>
          <table:table-cell table:number-columns-repeated="16353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3">
          <table:table-cell office:value-type="string" table:style-name="ce8">
            <text:p>Tower 3 (Back)</text:p>
          </table:table-cell>
          <table:table-cell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1">
            <text:p>Tower3 X</text:p>
          </table:table-cell>
          <table:table-cell office:value-type="float" office:value="0" table:style-name="ce1">
            <text:p>0</text:p>
          </table:table-cell>
          <table:table-cell table:style-name="ce5"/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table:style-name="ce15"/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office:value-type="float" office:value="0" table:formula="msoxl:=$B18" table:style-name="ce15">
            <text:p>0</text:p>
          </table:table-cell>
          <table:table-cell table:number-columns-repeated="5" table:style-name="ce15"/>
          <table:table-cell table:number-columns-repeated="16353" table:style-name="ce1"/>
        </table:table-row>
        <table:table-row table:style-name="ro2">
          <table:table-cell office:value-type="string" table:style-name="ce1">
            <text:p>Tower3 Y</text:p>
          </table:table-cell>
          <table:table-cell office:value-type="float" office:value="114" table:formula="msoxl:=B4" table:style-name="ce1">
            <text:p>114</text:p>
          </table:table-cell>
          <table:table-cell table:style-name="ce5"/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table:style-name="ce15"/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office:value-type="float" office:value="114" table:formula="msoxl:=$B19" table:style-name="ce15">
            <text:p>114</text:p>
          </table:table-cell>
          <table:table-cell table:number-columns-repeated="5" table:style-name="ce15"/>
          <table:table-cell table:number-columns-repeated="16353" table:style-name="ce1"/>
        </table:table-row>
        <table:table-row table:style-name="ro2">
          <table:table-cell table:number-columns-repeated="27" table:style-name="ce1"/>
          <table:table-cell office:value-type="string" table:style-name="ce6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Diff</text:p>
          </table:table-cell>
          <table:table-cell table:style-name="ce6"/>
          <table:table-cell table:number-columns-repeated="16353" table:style-name="ce1"/>
        </table:table-row>
        <table:table-row table:style-name="ro2">
          <table:table-cell office:value-type="string" table:style-name="ce3">
            <text:p>Dist TopView (hor.)</text:p>
          </table:table-cell>
          <table:table-cell office:value-type="float" office:value="114" table:formula="msoxl:=SQRT(POWER(B11-B18,2)+POWER(B13-B19,2))" table:style-name="ce16">
            <text:p>114.0</text:p>
          </table:table-cell>
          <table:table-cell table:style-name="ce16"/>
          <table:table-cell office:value-type="float" office:value="99" table:formula="msoxl:=SQRT(POWER(D11-D18,2)+POWER(D13-D19,2))" table:style-name="ce16">
            <text:p>99.0</text:p>
          </table:table-cell>
          <table:table-cell office:value-type="float" office:value="213.3377603707323" table:formula="msoxl:=SQRT(POWER(E11-E18,2)+POWER(E13-E19,2))" table:style-name="ce16">
            <text:p>213.3</text:p>
          </table:table-cell>
          <table:table-cell office:value-type="float" office:value="205.05608988762074" table:formula="msoxl:=SQRT(POWER(F11-F18,2)+POWER(F13-F19,2))" table:style-name="ce16">
            <text:p>205.1</text:p>
          </table:table-cell>
          <table:table-cell office:value-type="float" office:value="192" table:formula="msoxl:=SQRT(POWER(G11-G18,2)+POWER(G13-G19,2))" table:style-name="ce16">
            <text:p>192.0</text:p>
          </table:table-cell>
          <table:table-cell office:value-type="float" office:value="205.05608988762074" table:formula="msoxl:=SQRT(POWER(H11-H18,2)+POWER(H13-H19,2))" table:style-name="ce16">
            <text:p>205.1</text:p>
          </table:table-cell>
          <table:table-cell office:value-type="float" office:value="213.3377603707323" table:formula="msoxl:=SQRT(POWER(I11-I18,2)+POWER(I13-I19,2))" table:style-name="ce16">
            <text:p>213.3</text:p>
          </table:table-cell>
          <table:table-cell office:value-type="float" office:value="194.65353837009999" table:formula="msoxl:=SQRT(POWER(J11-J18,2)+POWER(J13-J19,2))" table:style-name="ce16">
            <text:p>194.7</text:p>
          </table:table-cell>
          <table:table-cell office:value-type="float" office:value="135.83077707206124" table:formula="msoxl:=SQRT(POWER(K11-K18,2)+POWER(K13-K19,2))" table:style-name="ce16">
            <text:p>135.8</text:p>
          </table:table-cell>
          <table:table-cell office:value-type="float" office:value="96.840074349413854" table:formula="msoxl:=SQRT(POWER(L11-L18,2)+POWER(L13-L19,2))" table:style-name="ce16">
            <text:p>96.8</text:p>
          </table:table-cell>
          <table:table-cell office:value-type="float" office:value="93.1933474020544" table:formula="msoxl:=SQRT(POWER(M11-M18,2)+POWER(M13-M19,2))" table:style-name="ce16">
            <text:p>93.2</text:p>
          </table:table-cell>
          <table:table-cell office:value-type="float" office:value="72.249567472753753" table:formula="msoxl:=SQRT(POWER(N11-N18,2)+POWER(N13-N19,2))" table:style-name="ce16">
            <text:p>72.2</text:p>
          </table:table-cell>
          <table:table-cell office:value-type="float" office:value="6" table:formula="msoxl:=SQRT(POWER(O11-O18,2)+POWER(O13-O19,2))" table:style-name="ce16">
            <text:p>6.0</text:p>
          </table:table-cell>
          <table:table-cell office:value-type="float" office:value="72.249567472753753" table:formula="msoxl:=SQRT(POWER(P11-P18,2)+POWER(P13-P19,2))" table:style-name="ce16">
            <text:p>72.2</text:p>
          </table:table-cell>
          <table:table-cell office:value-type="float" office:value="93.1933474020544" table:formula="msoxl:=SQRT(POWER(Q11-Q18,2)+POWER(Q13-Q19,2))" table:style-name="ce16">
            <text:p>93.2</text:p>
          </table:table-cell>
          <table:table-cell office:value-type="float" office:value="96.840074349413854" table:formula="msoxl:=SQRT(POWER(R11-R18,2)+POWER(R13-R19,2))" table:style-name="ce16">
            <text:p>96.8</text:p>
          </table:table-cell>
          <table:table-cell office:value-type="float" office:value="135.83077707206124" table:formula="msoxl:=SQRT(POWER(S11-S18,2)+POWER(S13-S19,2))" table:style-name="ce16">
            <text:p>135.8</text:p>
          </table:table-cell>
          <table:table-cell office:value-type="float" office:value="194.65353837009999" table:formula="msoxl:=SQRT(POWER(T11-T18,2)+POWER(T13-T19,2))" table:style-name="ce16">
            <text:p>194.7</text:p>
          </table:table-cell>
          <table:table-cell table:style-name="ce16"/>
          <table:table-cell office:value-type="float" office:value="114" table:formula="msoxl:=SQRT(POWER(V11-V18,2)+POWER(V13-V19,2))" table:style-name="ce16">
            <text:p>114.0</text:p>
          </table:table-cell>
          <table:table-cell office:value-type="float" office:value="1" table:formula="msoxl:=SQRT(POWER(W11-W18,2)+POWER(W13-W19,2))" table:style-name="ce16">
            <text:p>1.0</text:p>
          </table:table-cell>
          <table:table-cell office:value-type="float" office:value="229" table:formula="msoxl:=SQRT(POWER(X11-X18,2)+POWER(X13-X19,2))" table:style-name="ce16">
            <text:p>229.0</text:p>
          </table:table-cell>
          <table:table-cell office:value-type="float" office:value="161.92899678562824" table:formula="msoxl:=SQRT(POWER(Y11-Y18,2)+POWER(Y13-Y19,2))" table:style-name="ce16">
            <text:p>161.9</text:p>
          </table:table-cell>
          <table:table-cell office:value-type="float" office:value="161.92899678562824" table:formula="msoxl:=SQRT(POWER(Z11-Z18,2)+POWER(Z13-Z19,2))" table:style-name="ce16">
            <text:p>161.9</text:p>
          </table:table-cell>
          <table:table-cell table:style-name="ce17"/>
          <table:table-cell office:value-type="float" office:value="1" table:formula="msoxl:=MIN(B21:Z21)" table:style-name="ce17">
            <text:p>1.0</text:p>
          </table:table-cell>
          <table:table-cell office:value-type="float" office:value="229" table:formula="msoxl:=MAX(B21:Z21)" table:style-name="ce18">
            <text:p>229.0</text:p>
          </table:table-cell>
          <table:table-cell table:number-columns-repeated="2" table:style-name="ce17"/>
          <table:table-cell table:number-columns-repeated="16353" table:style-name="ce1"/>
        </table:table-row>
        <table:table-row table:style-name="ro2">
          <table:table-cell office:value-type="string" table:style-name="ce3">
            <text:p>Dist Up (vert.)</text:p>
          </table:table-cell>
          <table:table-cell office:value-type="float" office:value="233.67498796405232" table:formula="msoxl:=SQRT(POWER(B15,2)-POWER(B21,2))" table:style-name="ce16">
            <text:p>233.7</text:p>
          </table:table-cell>
          <table:table-cell table:style-name="ce16"/>
          <table:table-cell office:value-type="float" office:value="240.41422586860369" table:formula="msoxl:=SQRT(POWER(D15,2)-POWER(D21,2))" table:style-name="ce16">
            <text:p>240.4</text:p>
          </table:table-cell>
          <table:table-cell office:value-type="float" office:value="148.61695730972292" table:formula="msoxl:=SQRT(POWER(E15,2)-POWER(E21,2))" table:style-name="ce16">
            <text:p>148.6</text:p>
          </table:table-cell>
          <table:table-cell office:value-type="float" office:value="159.84992962150469" table:formula="msoxl:=SQRT(POWER(F15,2)-POWER(F21,2))" table:style-name="ce16">
            <text:p>159.8</text:p>
          </table:table-cell>
          <table:table-cell office:value-type="float" office:value="175.31685600648902" table:formula="msoxl:=SQRT(POWER(G15,2)-POWER(G21,2))" table:style-name="ce16">
            <text:p>175.3</text:p>
          </table:table-cell>
          <table:table-cell office:value-type="float" office:value="159.84992962150469" table:formula="msoxl:=SQRT(POWER(H15,2)-POWER(H21,2))" table:style-name="ce16">
            <text:p>159.8</text:p>
          </table:table-cell>
          <table:table-cell office:value-type="float" office:value="148.61695730972292" table:formula="msoxl:=SQRT(POWER(I15,2)-POWER(I21,2))" table:style-name="ce16">
            <text:p>148.6</text:p>
          </table:table-cell>
          <table:table-cell office:value-type="float" office:value="172.36588989704433" table:formula="msoxl:=SQRT(POWER(J15,2)-POWER(J21,2))" table:style-name="ce16">
            <text:p>172.4</text:p>
          </table:table-cell>
          <table:table-cell office:value-type="float" office:value="221.69799277395364" table:formula="msoxl:=SQRT(POWER(K15,2)-POWER(K21,2))" table:style-name="ce16">
            <text:p>221.7</text:p>
          </table:table-cell>
          <table:table-cell office:value-type="float" office:value="241.29235379514205" table:formula="msoxl:=SQRT(POWER(L15,2)-POWER(L21,2))" table:style-name="ce16">
            <text:p>241.3</text:p>
          </table:table-cell>
          <table:table-cell office:value-type="float" office:value="242.72412323458911" table:formula="msoxl:=SQRT(POWER(M15,2)-POWER(M21,2))" table:style-name="ce16">
            <text:p>242.7</text:p>
          </table:table-cell>
          <table:table-cell office:value-type="float" office:value="249.75988468927511" table:formula="msoxl:=SQRT(POWER(N15,2)-POWER(N21,2))" table:style-name="ce16">
            <text:p>249.8</text:p>
          </table:table-cell>
          <table:table-cell office:value-type="float" office:value="259.93076001119988" table:formula="msoxl:=SQRT(POWER(O15,2)-POWER(O21,2))" table:style-name="ce16">
            <text:p>259.9</text:p>
          </table:table-cell>
          <table:table-cell office:value-type="float" office:value="249.75988468927511" table:formula="msoxl:=SQRT(POWER(P15,2)-POWER(P21,2))" table:style-name="ce16">
            <text:p>249.8</text:p>
          </table:table-cell>
          <table:table-cell office:value-type="float" office:value="242.72412323458911" table:formula="msoxl:=SQRT(POWER(Q15,2)-POWER(Q21,2))" table:style-name="ce16">
            <text:p>242.7</text:p>
          </table:table-cell>
          <table:table-cell office:value-type="float" office:value="241.29235379514205" table:formula="msoxl:=SQRT(POWER(R15,2)-POWER(R21,2))" table:style-name="ce16">
            <text:p>241.3</text:p>
          </table:table-cell>
          <table:table-cell office:value-type="float" office:value="221.69799277395364" table:formula="msoxl:=SQRT(POWER(S15,2)-POWER(S21,2))" table:style-name="ce16">
            <text:p>221.7</text:p>
          </table:table-cell>
          <table:table-cell office:value-type="float" office:value="172.36588989704433" table:formula="msoxl:=SQRT(POWER(T15,2)-POWER(T21,2))" table:style-name="ce16">
            <text:p>172.4</text:p>
          </table:table-cell>
          <table:table-cell table:style-name="ce16"/>
          <table:table-cell office:value-type="float" office:value="233.67498796405232" table:formula="msoxl:=SQRT(POWER(V15,2)-POWER(V21,2))" table:style-name="ce16">
            <text:p>233.7</text:p>
          </table:table-cell>
          <table:table-cell office:value-type="float" office:value="259.99807691596487" table:formula="msoxl:=SQRT(POWER(W15,2)-POWER(W21,2))" table:style-name="ce16">
            <text:p>260.0</text:p>
          </table:table-cell>
          <table:table-cell office:value-type="float" office:value="123.12189082368741" table:formula="msoxl:=SQRT(POWER(X15,2)-POWER(X21,2))" table:style-name="ce16">
            <text:p>123.1</text:p>
          </table:table-cell>
          <table:table-cell office:value-type="float" office:value="203.41828826337124" table:formula="msoxl:=SQRT(POWER(Y15,2)-POWER(Y21,2))" table:style-name="ce16">
            <text:p>203.4</text:p>
          </table:table-cell>
          <table:table-cell office:value-type="float" office:value="203.41828826337124" table:formula="msoxl:=SQRT(POWER(Z15,2)-POWER(Z21,2))" table:style-name="ce16">
            <text:p>203.4</text:p>
          </table:table-cell>
          <table:table-cell table:style-name="ce17"/>
          <table:table-cell office:value-type="float" office:value="123.12189082368741" table:formula="msoxl:=MIN(B22:Z22)" table:style-name="ce17">
            <text:p>123.1</text:p>
          </table:table-cell>
          <table:table-cell office:value-type="float" office:value="259.99807691596487" table:formula="msoxl:=MAX(B22:Z22)" table:style-name="ce17">
            <text:p>260.0</text:p>
          </table:table-cell>
          <table:table-cell office:value-type="float" office:value="136.87618609227746" table:formula="msoxl:=AC22-AB22" table:style-name="ce18">
            <text:p>136.9</text:p>
          </table:table-cell>
          <table:table-cell table:number-columns-repeated="3" table:style-name="ce17"/>
          <table:table-cell table:number-columns-repeated="16351"/>
        </table:table-row>
        <table:table-row table:style-name="ro2">
          <table:table-cell office:value-type="string" table:style-name="ce3">
            <text:p>Lift Movement to Zero</text:p>
          </table:table-cell>
          <table:table-cell office:value-type="float" office:value="0" table:formula="msoxl:=B22-$B22" table:style-name="ce16">
            <text:p>0.0</text:p>
          </table:table-cell>
          <table:table-cell table:style-name="ce16"/>
          <table:table-cell office:value-type="float" office:value="6.7392379045513735" table:formula="msoxl:=D22-$B22" table:style-name="ce16">
            <text:p>6.7</text:p>
          </table:table-cell>
          <table:table-cell office:value-type="float" office:value="-85.0580306543294" table:formula="msoxl:=E22-$B22" table:style-name="ce16">
            <text:p>-85.1</text:p>
          </table:table-cell>
          <table:table-cell office:value-type="float" office:value="-73.825058342547635" table:formula="msoxl:=F22-$B22" table:style-name="ce16">
            <text:p>-73.8</text:p>
          </table:table-cell>
          <table:table-cell office:value-type="float" office:value="-58.358131957563302" table:formula="msoxl:=G22-$B22" table:style-name="ce16">
            <text:p>-58.4</text:p>
          </table:table-cell>
          <table:table-cell office:value-type="float" office:value="-73.825058342547635" table:formula="msoxl:=H22-$B22" table:style-name="ce16">
            <text:p>-73.8</text:p>
          </table:table-cell>
          <table:table-cell office:value-type="float" office:value="-85.0580306543294" table:formula="msoxl:=I22-$B22" table:style-name="ce16">
            <text:p>-85.1</text:p>
          </table:table-cell>
          <table:table-cell office:value-type="float" office:value="-61.309098067007994" table:formula="msoxl:=J22-$B22" table:style-name="ce16">
            <text:p>-61.3</text:p>
          </table:table-cell>
          <table:table-cell office:value-type="float" office:value="-11.976995190098677" table:formula="msoxl:=K22-$B22" table:style-name="ce16">
            <text:p>-12.0</text:p>
          </table:table-cell>
          <table:table-cell office:value-type="float" office:value="7.6173658310897281" table:formula="msoxl:=L22-$B22" table:style-name="ce16">
            <text:p>7.6</text:p>
          </table:table-cell>
          <table:table-cell office:value-type="float" office:value="9.0491352705367945" table:formula="msoxl:=M22-$B22" table:style-name="ce16">
            <text:p>9.0</text:p>
          </table:table-cell>
          <table:table-cell office:value-type="float" office:value="16.084896725222791" table:formula="msoxl:=N22-$B22" table:style-name="ce16">
            <text:p>16.1</text:p>
          </table:table-cell>
          <table:table-cell office:value-type="float" office:value="26.255772047147559" table:formula="msoxl:=O22-$B22" table:style-name="ce16">
            <text:p>26.3</text:p>
          </table:table-cell>
          <table:table-cell office:value-type="float" office:value="16.084896725222791" table:formula="msoxl:=P22-$B22" table:style-name="ce16">
            <text:p>16.1</text:p>
          </table:table-cell>
          <table:table-cell office:value-type="float" office:value="9.0491352705367945" table:formula="msoxl:=Q22-$B22" table:style-name="ce16">
            <text:p>9.0</text:p>
          </table:table-cell>
          <table:table-cell office:value-type="float" office:value="7.6173658310897281" table:formula="msoxl:=R22-$B22" table:style-name="ce16">
            <text:p>7.6</text:p>
          </table:table-cell>
          <table:table-cell office:value-type="float" office:value="-11.976995190098677" table:formula="msoxl:=S22-$B22" table:style-name="ce16">
            <text:p>-12.0</text:p>
          </table:table-cell>
          <table:table-cell office:value-type="float" office:value="-61.309098067007994" table:formula="msoxl:=T22-$B22" table:style-name="ce16">
            <text:p>-61.3</text:p>
          </table:table-cell>
          <table:table-cell table:style-name="ce16"/>
          <table:table-cell office:value-type="float" office:value="0" table:formula="msoxl:=V22-$B22" table:style-name="ce16">
            <text:p>0.0</text:p>
          </table:table-cell>
          <table:table-cell office:value-type="float" office:value="26.323088951912553" table:formula="msoxl:=W22-$B22" table:style-name="ce16">
            <text:p>26.3</text:p>
          </table:table-cell>
          <table:table-cell office:value-type="float" office:value="-110.55309714036491" table:formula="msoxl:=X22-$B22" table:style-name="ce16">
            <text:p>-110.6</text:p>
          </table:table-cell>
          <table:table-cell office:value-type="float" office:value="-30.256699700681082" table:formula="msoxl:=Y22-$B22" table:style-name="ce16">
            <text:p>-30.3</text:p>
          </table:table-cell>
          <table:table-cell office:value-type="float" office:value="-30.256699700681082" table:formula="msoxl:=Z22-$B22" table:style-name="ce16">
            <text:p>-30.3</text:p>
          </table:table-cell>
          <table:table-cell table:style-name="ce17"/>
          <table:table-cell office:value-type="float" office:value="-110.55309714036491" table:formula="msoxl:=MIN(B23:Z23)" table:style-name="ce17">
            <text:p>-110.6</text:p>
          </table:table-cell>
          <table:table-cell office:value-type="float" office:value="26.323088951912553" table:formula="msoxl:=MAX(B23:Z23)" table:style-name="ce17">
            <text:p>26.3</text:p>
          </table:table-cell>
          <table:table-cell office:value-type="float" office:value="136.87618609227746" table:formula="msoxl:=AC23-AB23" table:style-name="ce17">
            <text:p>136.9</text:p>
          </table:table-cell>
          <table:table-cell table:style-name="ce17"/>
          <table:table-cell table:number-columns-repeated="1635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Angle TopView</text:p>
          </table:table-cell>
          <table:table-cell office:value-type="float" office:value="-7.6019812070171611E-5" table:formula="msoxl:=ATAN2(B11-B18,B13-B19)*180/3.14159+90" table:style-name="ce16">
            <text:p>0.0</text:p>
          </table:table-cell>
          <table:table-cell table:style-name="ce16"/>
          <table:table-cell office:value-type="float" office:value="-7.6019812070171611E-5" table:formula="msoxl:=ATAN2(D11-D18,D13-D19)*180/3.14159+90" table:style-name="ce16">
            <text:p>0.0</text:p>
          </table:table-cell>
          <table:table-cell office:value-type="float" office:value="-25.844485404211127" table:formula="msoxl:=ATAN2(E11-E18,E13-E19)*180/3.14159+90" table:style-name="ce16">
            <text:p>-25.8</text:p>
          </table:table-cell>
          <table:table-cell office:value-type="float" office:value="-20.556138602358786" table:formula="msoxl:=ATAN2(F11-F18,F13-F19)*180/3.14159+90" table:style-name="ce16">
            <text:p>-20.6</text:p>
          </table:table-cell>
          <table:table-cell office:value-type="float" office:value="-7.6019812070171611E-5" table:formula="msoxl:=ATAN2(G11-G18,G13-G19)*180/3.14159+90" table:style-name="ce16">
            <text:p>0.0</text:p>
          </table:table-cell>
          <table:table-cell office:value-type="float" office:value="20.55598656273466" table:formula="msoxl:=ATAN2(H11-H18,H13-H19)*180/3.14159+90" table:style-name="ce16">
            <text:p>20.6</text:p>
          </table:table-cell>
          <table:table-cell office:value-type="float" office:value="25.844333364586987" table:formula="msoxl:=ATAN2(I11-I18,I13-I19)*180/3.14159+90" table:style-name="ce16">
            <text:p>25.8</text:p>
          </table:table-cell>
          <table:table-cell office:value-type="float" office:value="28.539933274862463" table:formula="msoxl:=ATAN2(J11-J18,J13-J19)*180/3.14159+90" table:style-name="ce16">
            <text:p>28.5</text:p>
          </table:table-cell>
          <table:table-cell office:value-type="float" office:value="43.210049869973808" table:formula="msoxl:=ATAN2(K11-K18,K13-K19)*180/3.14159+90" table:style-name="ce16">
            <text:p>43.2</text:p>
          </table:table-cell>
          <table:table-cell office:value-type="float" office:value="73.810780068523968" table:formula="msoxl:=ATAN2(L11-L18,L13-L19)*180/3.14159+90" table:style-name="ce16">
            <text:p>73.8</text:p>
          </table:table-cell>
          <table:table-cell office:value-type="float" office:value="86.308610895565735" table:formula="msoxl:=ATAN2(M11-M18,M13-M19)*180/3.14159+90" table:style-name="ce16">
            <text:p>86.3</text:p>
          </table:table-cell>
          <table:table-cell office:value-type="float" office:value="85.236354285594416" table:formula="msoxl:=ATAN2(N11-N18,N13-N19)*180/3.14159+90" table:style-name="ce16">
            <text:p>85.2</text:p>
          </table:table-cell>
          <table:table-cell office:value-type="float" office:value="-7.6019812070171611E-5" table:formula="msoxl:=ATAN2(O11-O18,O13-O19)*180/3.14159+90" table:style-name="ce16">
            <text:p>0.0</text:p>
          </table:table-cell>
          <table:table-cell office:value-type="float" office:value="-85.236506325218556" table:formula="msoxl:=ATAN2(P11-P18,P13-P19)*180/3.14159+90" table:style-name="ce16">
            <text:p>-85.2</text:p>
          </table:table-cell>
          <table:table-cell office:value-type="float" office:value="-86.308762935189861" table:formula="msoxl:=ATAN2(Q11-Q18,Q13-Q19)*180/3.14159+90" table:style-name="ce16">
            <text:p>-86.3</text:p>
          </table:table-cell>
          <table:table-cell office:value-type="float" office:value="-73.81093210814808" table:formula="msoxl:=ATAN2(R11-R18,R13-R19)*180/3.14159+90" table:style-name="ce16">
            <text:p>-73.8</text:p>
          </table:table-cell>
          <table:table-cell office:value-type="float" office:value="-43.210201909597941" table:formula="msoxl:=ATAN2(S11-S18,S13-S19)*180/3.14159+90" table:style-name="ce16">
            <text:p>-43.2</text:p>
          </table:table-cell>
          <table:table-cell office:value-type="float" office:value="-28.540085314486603" table:formula="msoxl:=ATAN2(T11-T18,T13-T19)*180/3.14159+90" table:style-name="ce16">
            <text:p>-28.5</text:p>
          </table:table-cell>
          <table:table-cell table:style-name="ce16"/>
          <table:table-cell office:value-type="float" office:value="-7.6019812070171611E-5" table:formula="msoxl:=ATAN2(V11-V18,V13-V19)*180/3.14159+90" table:style-name="ce16">
            <text:p>0.0</text:p>
          </table:table-cell>
          <table:table-cell office:value-type="float" office:value="180.00007601981207" table:formula="msoxl:=ATAN2(W11-W18,W13-W19)*180/3.14159+90" table:style-name="ce16">
            <text:p>180.0</text:p>
          </table:table-cell>
          <table:table-cell office:value-type="float" office:value="-7.6019812070171611E-5" table:formula="msoxl:=ATAN2(X11-X18,X13-X19)*180/3.14159+90" table:style-name="ce16">
            <text:p>0.0</text:p>
          </table:table-cell>
          <table:table-cell office:value-type="float" office:value="-45.250312561249302" table:formula="msoxl:=ATAN2(Y11-Y18,Y13-Y19)*180/3.14159+90" table:style-name="ce16">
            <text:p>-45.3</text:p>
          </table:table-cell>
          <table:table-cell office:value-type="float" office:value="45.250160521625183" table:formula="msoxl:=ATAN2(Z11-Z18,Z13-Z19)*180/3.14159+90" table:style-name="ce16">
            <text:p>45.3</text:p>
          </table:table-cell>
          <table:table-cell table:style-name="ce17"/>
          <table:table-cell office:value-type="float" office:value="-86.308762935189861" table:formula="msoxl:=MIN(B25:Z25)" table:style-name="ce17">
            <text:p>-86.3</text:p>
          </table:table-cell>
          <table:table-cell office:value-type="float" office:value="180.00007601981207" table:formula="msoxl:=MAX(B25:Z25)" table:style-name="ce17">
            <text:p>180.0</text:p>
          </table:table-cell>
          <table:table-cell table:number-columns-repeated="2" table:style-name="ce17"/>
          <table:table-cell table:number-columns-repeated="16353" table:style-name="ce1"/>
        </table:table-row>
        <table:table-row table:style-name="ro2">
          <table:table-cell office:value-type="string" table:style-name="ce3">
            <text:p>Angle Up</text:p>
          </table:table-cell>
          <table:table-cell office:value-type="float" office:value="63.99429167863542" table:formula="msoxl:=ATAN2(B21,B22)*180/3.14159" table:style-name="ce16">
            <text:p>64.0</text:p>
          </table:table-cell>
          <table:table-cell table:style-name="ce16"/>
          <table:table-cell office:value-type="float" office:value="67.618718395780277" table:formula="msoxl:=ATAN2(D21,D22)*180/3.14159" table:style-name="ce16">
            <text:p>67.6</text:p>
          </table:table-cell>
          <table:table-cell office:value-type="float" office:value="34.862160697243148" table:formula="msoxl:=ATAN2(E21,E22)*180/3.14159" table:style-name="ce16">
            <text:p>34.9</text:p>
          </table:table-cell>
          <table:table-cell office:value-type="float" office:value="37.937960579495446" table:formula="msoxl:=ATAN2(F21,F22)*180/3.14159" table:style-name="ce16">
            <text:p>37.9</text:p>
          </table:table-cell>
          <table:table-cell office:value-type="float" office:value="42.39950917777788" table:formula="msoxl:=ATAN2(G21,G22)*180/3.14159" table:style-name="ce16">
            <text:p>42.4</text:p>
          </table:table-cell>
          <table:table-cell office:value-type="float" office:value="37.937960579495446" table:formula="msoxl:=ATAN2(H21,H22)*180/3.14159" table:style-name="ce16">
            <text:p>37.9</text:p>
          </table:table-cell>
          <table:table-cell office:value-type="float" office:value="34.862160697243148" table:formula="msoxl:=ATAN2(I21,I22)*180/3.14159" table:style-name="ce16">
            <text:p>34.9</text:p>
          </table:table-cell>
          <table:table-cell office:value-type="float" office:value="41.524954844958522" table:formula="msoxl:=ATAN2(J21,J22)*180/3.14159" table:style-name="ce16">
            <text:p>41.5</text:p>
          </table:table-cell>
          <table:table-cell office:value-type="float" office:value="58.504921087113857" table:formula="msoxl:=ATAN2(K21,K22)*180/3.14159" table:style-name="ce16">
            <text:p>58.5</text:p>
          </table:table-cell>
          <table:table-cell office:value-type="float" office:value="68.132532838959577" table:formula="msoxl:=ATAN2(L21,L22)*180/3.14159" table:style-name="ce16">
            <text:p>68.1</text:p>
          </table:table-cell>
          <table:table-cell office:value-type="float" office:value="68.995884795228179" table:formula="msoxl:=ATAN2(M21,M22)*180/3.14159" table:style-name="ce16">
            <text:p>69.0</text:p>
          </table:table-cell>
          <table:table-cell office:value-type="float" office:value="73.866169183402206" table:formula="msoxl:=ATAN2(N21,N22)*180/3.14159" table:style-name="ce16">
            <text:p>73.9</text:p>
          </table:table-cell>
          <table:table-cell office:value-type="float" office:value="88.677747222356814" table:formula="msoxl:=ATAN2(O21,O22)*180/3.14159" table:style-name="ce16">
            <text:p>88.7</text:p>
          </table:table-cell>
          <table:table-cell office:value-type="float" office:value="73.866169183402206" table:formula="msoxl:=ATAN2(P21,P22)*180/3.14159" table:style-name="ce16">
            <text:p>73.9</text:p>
          </table:table-cell>
          <table:table-cell office:value-type="float" office:value="68.995884795228179" table:formula="msoxl:=ATAN2(Q21,Q22)*180/3.14159" table:style-name="ce16">
            <text:p>69.0</text:p>
          </table:table-cell>
          <table:table-cell office:value-type="float" office:value="68.132532838959577" table:formula="msoxl:=ATAN2(R21,R22)*180/3.14159" table:style-name="ce16">
            <text:p>68.1</text:p>
          </table:table-cell>
          <table:table-cell office:value-type="float" office:value="58.504921087113857" table:formula="msoxl:=ATAN2(S21,S22)*180/3.14159" table:style-name="ce16">
            <text:p>58.5</text:p>
          </table:table-cell>
          <table:table-cell office:value-type="float" office:value="41.524954844958522" table:formula="msoxl:=ATAN2(T21,T22)*180/3.14159" table:style-name="ce16">
            <text:p>41.5</text:p>
          </table:table-cell>
          <table:table-cell table:style-name="ce16"/>
          <table:table-cell office:value-type="float" office:value="63.99429167863542" table:formula="msoxl:=ATAN2(V21,V22)*180/3.14159" table:style-name="ce16">
            <text:p>64.0</text:p>
          </table:table-cell>
          <table:table-cell office:value-type="float" office:value="89.779706907613459" table:formula="msoxl:=ATAN2(W21,W22)*180/3.14159" table:style-name="ce16">
            <text:p>89.8</text:p>
          </table:table-cell>
          <table:table-cell office:value-type="float" office:value="28.264728948907319" table:formula="msoxl:=ATAN2(X21,X22)*180/3.14159" table:style-name="ce16">
            <text:p>28.3</text:p>
          </table:table-cell>
          <table:table-cell office:value-type="float" office:value="51.478867862694258" table:formula="msoxl:=ATAN2(Y21,Y22)*180/3.14159" table:style-name="ce16">
            <text:p>51.5</text:p>
          </table:table-cell>
          <table:table-cell office:value-type="float" office:value="51.478867862694258" table:formula="msoxl:=ATAN2(Z21,Z22)*180/3.14159" table:style-name="ce16">
            <text:p>51.5</text:p>
          </table:table-cell>
          <table:table-cell table:style-name="ce17"/>
          <table:table-cell office:value-type="float" office:value="28.264728948907319" table:formula="msoxl:=MIN(B26:Z26)" table:style-name="ce17">
            <text:p>28.3</text:p>
          </table:table-cell>
          <table:table-cell office:value-type="float" office:value="89.779706907613459" table:formula="msoxl:=MAX(B26:Z26)" table:style-name="ce17">
            <text:p>89.8</text:p>
          </table:table-cell>
          <table:table-cell table:number-columns-repeated="2" table:style-name="ce17"/>
          <table:table-cell table:number-columns-repeated="16353" table:style-name="ce1"/>
        </table:table-row>
        <table:table-row table:style-name="ro2">
          <table:table-cell office:value-type="string" table:style-name="ce3">
            <text:p>Angle Joint rot.</text:p>
          </table:table-cell>
          <table:table-cell office:value-type="float" office:value="26.00570832136458" table:formula="msoxl:=90-B26" table:style-name="ce16">
            <text:p>26.0</text:p>
          </table:table-cell>
          <table:table-cell table:style-name="ce16"/>
          <table:table-cell office:value-type="float" office:value="22.381281604219723" table:formula="msoxl:=90-D26" table:style-name="ce16">
            <text:p>22.4</text:p>
          </table:table-cell>
          <table:table-cell office:value-type="float" office:value="55.137839302756852" table:formula="msoxl:=90-E26" table:style-name="ce16">
            <text:p>55.1</text:p>
          </table:table-cell>
          <table:table-cell office:value-type="float" office:value="52.062039420504554" table:formula="msoxl:=90-F26" table:style-name="ce16">
            <text:p>52.1</text:p>
          </table:table-cell>
          <table:table-cell office:value-type="float" office:value="47.60049082222212" table:formula="msoxl:=90-G26" table:style-name="ce16">
            <text:p>47.6</text:p>
          </table:table-cell>
          <table:table-cell office:value-type="float" office:value="52.062039420504554" table:formula="msoxl:=90-H26" table:style-name="ce16">
            <text:p>52.1</text:p>
          </table:table-cell>
          <table:table-cell office:value-type="float" office:value="55.137839302756852" table:formula="msoxl:=90-I26" table:style-name="ce16">
            <text:p>55.1</text:p>
          </table:table-cell>
          <table:table-cell office:value-type="float" office:value="48.475045155041478" table:formula="msoxl:=90-J26" table:style-name="ce16">
            <text:p>48.5</text:p>
          </table:table-cell>
          <table:table-cell office:value-type="float" office:value="31.495078912886143" table:formula="msoxl:=90-K26" table:style-name="ce16">
            <text:p>31.5</text:p>
          </table:table-cell>
          <table:table-cell office:value-type="float" office:value="21.867467161040423" table:formula="msoxl:=90-L26" table:style-name="ce16">
            <text:p>21.9</text:p>
          </table:table-cell>
          <table:table-cell office:value-type="float" office:value="21.004115204771821" table:formula="msoxl:=90-M26" table:style-name="ce16">
            <text:p>21.0</text:p>
          </table:table-cell>
          <table:table-cell office:value-type="float" office:value="16.133830816597794" table:formula="msoxl:=90-N26" table:style-name="ce16">
            <text:p>16.1</text:p>
          </table:table-cell>
          <table:table-cell office:value-type="float" office:value="1.3222527776431861" table:formula="msoxl:=90-O26" table:style-name="ce16">
            <text:p>1.3</text:p>
          </table:table-cell>
          <table:table-cell office:value-type="float" office:value="16.133830816597794" table:formula="msoxl:=90-P26" table:style-name="ce16">
            <text:p>16.1</text:p>
          </table:table-cell>
          <table:table-cell office:value-type="float" office:value="21.004115204771821" table:formula="msoxl:=90-Q26" table:style-name="ce16">
            <text:p>21.0</text:p>
          </table:table-cell>
          <table:table-cell office:value-type="float" office:value="21.867467161040423" table:formula="msoxl:=90-R26" table:style-name="ce16">
            <text:p>21.9</text:p>
          </table:table-cell>
          <table:table-cell office:value-type="float" office:value="31.495078912886143" table:formula="msoxl:=90-S26" table:style-name="ce16">
            <text:p>31.5</text:p>
          </table:table-cell>
          <table:table-cell office:value-type="float" office:value="48.475045155041478" table:formula="msoxl:=90-T26" table:style-name="ce16">
            <text:p>48.5</text:p>
          </table:table-cell>
          <table:table-cell table:style-name="ce16"/>
          <table:table-cell office:value-type="float" office:value="26.00570832136458" table:formula="msoxl:=90-V26" table:style-name="ce16">
            <text:p>26.0</text:p>
          </table:table-cell>
          <table:table-cell office:value-type="float" office:value="0.22029309238654093" table:formula="msoxl:=90-W26" table:style-name="ce16">
            <text:p>0.2</text:p>
          </table:table-cell>
          <table:table-cell office:value-type="float" office:value="61.735271051092681" table:formula="msoxl:=90-X26" table:style-name="ce16">
            <text:p>61.7</text:p>
          </table:table-cell>
          <table:table-cell office:value-type="float" office:value="38.521132137305742" table:formula="msoxl:=90-Y26" table:style-name="ce16">
            <text:p>38.5</text:p>
          </table:table-cell>
          <table:table-cell office:value-type="float" office:value="38.521132137305742" table:formula="msoxl:=90-Z26" table:style-name="ce16">
            <text:p>38.5</text:p>
          </table:table-cell>
          <table:table-cell table:style-name="ce17"/>
          <table:table-cell office:value-type="float" office:value="0.22029309238654093" table:formula="msoxl:=MIN(B27:Z27)" table:style-name="ce17">
            <text:p>0.2</text:p>
          </table:table-cell>
          <table:table-cell office:value-type="float" office:value="61.735271051092681" table:formula="msoxl:=MAX(B27:Z27)" table:style-name="ce17">
            <text:p>61.7</text:p>
          </table:table-cell>
          <table:table-cell office:value-type="float" office:value="61.51497795870614" table:formula="msoxl:=AC27-AB27" table:style-name="ce17">
            <text:p>61.5</text:p>
          </table:table-cell>
          <table:table-cell table:style-name="ce17"/>
          <table:table-cell table:number-columns-repeated="16353" table:style-name="ce1"/>
        </table:table-row>
        <table:table-row table:style-name="ro2">
          <table:table-cell office:value-type="string" table:style-name="ce3">
            <text:p>Angle Joint tilt</text:p>
          </table:table-cell>
          <table:table-cell office:value-type="float" office:value="0" table:formula="msoxl:=ATAN2(B22,B11-B18)*180/3.14159" table:style-name="ce16">
            <text:p>0.0</text:p>
          </table:table-cell>
          <table:table-cell table:style-name="ce16"/>
          <table:table-cell office:value-type="float" office:value="0" table:formula="msoxl:=ATAN2(D22,D11-D18)*180/3.14159" table:style-name="ce16">
            <text:p>0.0</text:p>
          </table:table-cell>
          <table:table-cell office:value-type="float" office:value="-32.037115167532676" table:formula="msoxl:=ATAN2(E22,E11-E18)*180/3.14159" table:style-name="ce16">
            <text:p>-32.0</text:p>
          </table:table-cell>
          <table:table-cell office:value-type="float" office:value="-24.247892098103552" table:formula="msoxl:=ATAN2(F22,F11-F18)*180/3.14159" table:style-name="ce16">
            <text:p>-24.2</text:p>
          </table:table-cell>
          <table:table-cell office:value-type="float" office:value="0" table:formula="msoxl:=ATAN2(G22,G11-G18)*180/3.14159" table:style-name="ce16">
            <text:p>0.0</text:p>
          </table:table-cell>
          <table:table-cell office:value-type="float" office:value="24.247892098103552" table:formula="msoxl:=ATAN2(H22,H11-H18)*180/3.14159" table:style-name="ce16">
            <text:p>24.2</text:p>
          </table:table-cell>
          <table:table-cell office:value-type="float" office:value="32.037115167532676" table:formula="msoxl:=ATAN2(I22,I11-I18)*180/3.14159" table:style-name="ce16">
            <text:p>32.0</text:p>
          </table:table-cell>
          <table:table-cell office:value-type="float" office:value="28.349100250575354" table:formula="msoxl:=ATAN2(J22,J11-J18)*180/3.14159" table:style-name="ce16">
            <text:p>28.3</text:p>
          </table:table-cell>
          <table:table-cell office:value-type="float" office:value="22.757561223792656" table:formula="msoxl:=ATAN2(K22,K11-K18)*180/3.14159" table:style-name="ce16">
            <text:p>22.8</text:p>
          </table:table-cell>
          <table:table-cell office:value-type="float" office:value="21.077905828680564" table:formula="msoxl:=ATAN2(L22,L11-L18)*180/3.14159" table:style-name="ce16">
            <text:p>21.1</text:p>
          </table:table-cell>
          <table:table-cell office:value-type="float" office:value="20.96440403241478" table:formula="msoxl:=ATAN2(M22,M11-M18)*180/3.14159" table:style-name="ce16">
            <text:p>21.0</text:p>
          </table:table-cell>
          <table:table-cell office:value-type="float" office:value="16.081061982383563" table:formula="msoxl:=ATAN2(N22,N11-N18)*180/3.14159" table:style-name="ce16">
            <text:p>16.1</text:p>
          </table:table-cell>
          <table:table-cell office:value-type="float" office:value="0" table:formula="msoxl:=ATAN2(O22,O11-O18)*180/3.14159" table:style-name="ce16">
            <text:p>0.0</text:p>
          </table:table-cell>
          <table:table-cell office:value-type="float" office:value="-16.081061982383563" table:formula="msoxl:=ATAN2(P22,P11-P18)*180/3.14159" table:style-name="ce16">
            <text:p>-16.1</text:p>
          </table:table-cell>
          <table:table-cell office:value-type="float" office:value="-20.96440403241478" table:formula="msoxl:=ATAN2(Q22,Q11-Q18)*180/3.14159" table:style-name="ce16">
            <text:p>-21.0</text:p>
          </table:table-cell>
          <table:table-cell office:value-type="float" office:value="-21.077905828680564" table:formula="msoxl:=ATAN2(R22,R11-R18)*180/3.14159" table:style-name="ce16">
            <text:p>-21.1</text:p>
          </table:table-cell>
          <table:table-cell office:value-type="float" office:value="-22.757561223792656" table:formula="msoxl:=ATAN2(S22,S11-S18)*180/3.14159" table:style-name="ce16">
            <text:p>-22.8</text:p>
          </table:table-cell>
          <table:table-cell office:value-type="float" office:value="-28.349100250575354" table:formula="msoxl:=ATAN2(T22,T11-T18)*180/3.14159" table:style-name="ce16">
            <text:p>-28.3</text:p>
          </table:table-cell>
          <table:table-cell table:style-name="ce16"/>
          <table:table-cell office:value-type="float" office:value="0" table:formula="msoxl:=ATAN2(V22,V11-V18)*180/3.14159" table:style-name="ce16">
            <text:p>0.0</text:p>
          </table:table-cell>
          <table:table-cell office:value-type="float" office:value="0" table:formula="msoxl:=ATAN2(W22,W11-W18)*180/3.14159" table:style-name="ce16">
            <text:p>0.0</text:p>
          </table:table-cell>
          <table:table-cell office:value-type="float" office:value="0" table:formula="msoxl:=ATAN2(X22,X11-X18)*180/3.14159" table:style-name="ce16">
            <text:p>0.0</text:p>
          </table:table-cell>
          <table:table-cell office:value-type="float" office:value="-29.481132025907293" table:formula="msoxl:=ATAN2(Y22,Y11-Y18)*180/3.14159" table:style-name="ce16">
            <text:p>-29.5</text:p>
          </table:table-cell>
          <table:table-cell office:value-type="float" office:value="29.481132025907293" table:formula="msoxl:=ATAN2(Z22,Z11-Z18)*180/3.14159" table:style-name="ce16">
            <text:p>29.5</text:p>
          </table:table-cell>
          <table:table-cell table:style-name="ce17"/>
          <table:table-cell office:value-type="float" office:value="-32.037115167532676" table:formula="msoxl:=MIN(B28:Z28)" table:style-name="ce17">
            <text:p>-32.0</text:p>
          </table:table-cell>
          <table:table-cell office:value-type="float" office:value="32.037115167532676" table:formula="msoxl:=MAX(B28:Z28)" table:style-name="ce17">
            <text:p>32.0</text:p>
          </table:table-cell>
          <table:table-cell table:number-columns-repeated="2" table:style-name="ce17"/>
          <table:table-cell table:number-columns-repeated="1635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8">
            <text:p>Tower 1/-2 (Left/Right)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-1" table:style-name="ce1">
            <text:p>-1</text:p>
          </table:table-cell>
          <table:table-cell office:value-type="string" table:style-name="ce1">
            <text:p>(Left=-1; Right=1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ower1 X</text:p>
          </table:table-cell>
          <table:table-cell office:value-type="float" office:value="-98.726896031426008" table:formula="msoxl:=SIN(B31/180*PI())*B4*E31" table:style-name="ce17">
            <text:p>-98.7</text:p>
          </table:table-cell>
          <table:table-cell table:style-name="ce17"/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table:style-name="ce19"/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office:value-type="float" office:value="-98.726896031426008" table:formula="msoxl:=$B32" table:style-name="ce19">
            <text:p>-98.7</text:p>
          </table:table-cell>
          <table:table-cell table:style-name="ce19"/>
          <table:table-cell table:number-columns-repeated="4" table:style-name="ce15"/>
          <table:table-cell table:number-columns-repeated="16353" table:style-name="ce1"/>
        </table:table-row>
        <table:table-row table:style-name="ro2">
          <table:table-cell office:value-type="string" table:style-name="ce1">
            <text:p>Tower1 Y</text:p>
          </table:table-cell>
          <table:table-cell office:value-type="float" office:value="-56.999999999999972" table:formula="msoxl:=COS(B31/180*PI())*B4" table:style-name="ce1">
            <text:p>-57</text:p>
          </table:table-cell>
          <table:table-cell table:style-name="ce1"/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table:style-name="ce15"/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office:value-type="float" office:value="-56.999999999999972" table:formula="msoxl:=$B33" table:style-name="ce15">
            <text:p>-57</text:p>
          </table:table-cell>
          <table:table-cell table:number-columns-repeated="5" table:style-name="ce15"/>
          <table:table-cell table:number-columns-repeated="16353" table:style-name="ce1"/>
        </table:table-row>
        <table:table-row table:style-name="ro2">
          <table:table-cell table:number-columns-repeated="27" table:style-name="ce1"/>
          <table:table-cell office:value-type="string" table:style-name="ce6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Diff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3">
            <text:p>Dist TopView (hor.)</text:p>
          </table:table-cell>
          <table:table-cell office:value-type="float" office:value="113.99999999999999" table:formula="msoxl:=SQRT(POWER(B11-B32,2)+POWER(B13-B33,2))" table:style-name="ce16">
            <text:p>114.0</text:p>
          </table:table-cell>
          <table:table-cell table:style-name="ce16"/>
          <table:table-cell office:value-type="float" office:value="122.19247112649779" table:formula="msoxl:=SQRT(POWER(D11-D32,2)+POWER(D13-D33,2))" table:style-name="ce16">
            <text:p>122.2</text:p>
          </table:table-cell>
          <table:table-cell office:value-type="float" office:value="21.766886276056209" table:formula="msoxl:=SQRT(POWER(E11-E32,2)+POWER(E13-E33,2))" table:style-name="ce16">
            <text:p>21.8</text:p>
          </table:table-cell>
          <table:table-cell office:value-type="float" office:value="33.99010108067727" table:formula="msoxl:=SQRT(POWER(F11-F32,2)+POWER(F13-F33,2))" table:style-name="ce16">
            <text:p>34.0</text:p>
          </table:table-cell>
          <table:table-cell office:value-type="float" office:value="100.93562304756433" table:formula="msoxl:=SQRT(POWER(G11-G32,2)+POWER(G13-G33,2))" table:style-name="ce16">
            <text:p>100.9</text:p>
          </table:table-cell>
          <table:table-cell office:value-type="float" office:value="172.01358384884995" table:formula="msoxl:=SQRT(POWER(H11-H32,2)+POWER(H13-H33,2))" table:style-name="ce16">
            <text:p>172.0</text:p>
          </table:table-cell>
          <table:table-cell office:value-type="float" office:value="192.87354059550324" table:formula="msoxl:=SQRT(POWER(I11-I32,2)+POWER(I13-I33,2))" table:style-name="ce16">
            <text:p>192.9</text:p>
          </table:table-cell>
          <table:table-cell office:value-type="float" office:value="191.72689603142601" table:formula="msoxl:=SQRT(POWER(J11-J32,2)+POWER(J13-J33,2))" table:style-name="ce16">
            <text:p>191.7</text:p>
          </table:table-cell>
          <table:table-cell office:value-type="float" office:value="204.80039712326058" table:formula="msoxl:=SQRT(POWER(K11-K32,2)+POWER(K13-K33,2))" table:style-name="ce16">
            <text:p>204.8</text:p>
          </table:table-cell>
          <table:table-cell office:value-type="float" office:value="239.78157281543807" table:formula="msoxl:=SQRT(POWER(L11-L32,2)+POWER(L13-L33,2))" table:style-name="ce16">
            <text:p>239.8</text:p>
          </table:table-cell>
          <table:table-cell office:value-type="float" office:value="252.9509886555995" table:formula="msoxl:=SQRT(POWER(M11-M32,2)+POWER(M13-M33,2))" table:style-name="ce16">
            <text:p>253.0</text:p>
          </table:table-cell>
          <table:table-cell office:value-type="float" office:value="237.42930111619611" table:formula="msoxl:=SQRT(POWER(N11-N32,2)+POWER(N13-N33,2))" table:style-name="ce16">
            <text:p>237.4</text:p>
          </table:table-cell>
          <table:table-cell office:value-type="float" office:value="192.28104430754473" table:formula="msoxl:=SQRT(POWER(O11-O32,2)+POWER(O13-O33,2))" table:style-name="ce16">
            <text:p>192.3</text:p>
          </table:table-cell>
          <table:table-cell office:value-type="float" office:value="167.15061163954695" table:formula="msoxl:=SQRT(POWER(P11-P32,2)+POWER(P13-P33,2))" table:style-name="ce16">
            <text:p>167.2</text:p>
          </table:table-cell>
          <table:table-cell office:value-type="float" office:value="165.0993559592367" table:formula="msoxl:=SQRT(POWER(Q11-Q32,2)+POWER(Q13-Q33,2))" table:style-name="ce16">
            <text:p>165.1</text:p>
          </table:table-cell>
          <table:table-cell office:value-type="float" office:value="144.11383465217608" table:formula="msoxl:=SQRT(POWER(R11-R32,2)+POWER(R13-R33,2))" table:style-name="ce16">
            <text:p>144.1</text:p>
          </table:table-cell>
          <table:table-cell office:value-type="float" office:value="72.227400189642424" table:formula="msoxl:=SQRT(POWER(S11-S32,2)+POWER(S13-S33,2))" table:style-name="ce16">
            <text:p>72.2</text:p>
          </table:table-cell>
          <table:table-cell office:value-type="float" office:value="5.7268960314260084" table:formula="msoxl:=SQRT(POWER(T11-T32,2)+POWER(T13-T33,2))" table:style-name="ce16">
            <text:p>5.7</text:p>
          </table:table-cell>
          <table:table-cell table:style-name="ce16"/>
          <table:table-cell office:value-type="float" office:value="113.99999999999999" table:formula="msoxl:=SQRT(POWER(V11-V32,2)+POWER(V13-V33,2))" table:style-name="ce16">
            <text:p>114.0</text:p>
          </table:table-cell>
          <table:table-cell office:value-type="float" office:value="198.32044776068852" table:formula="msoxl:=SQRT(POWER(W11-W32,2)+POWER(W13-W33,2))" table:style-name="ce16">
            <text:p>198.3</text:p>
          </table:table-cell>
          <table:table-cell office:value-type="float" office:value="114.50327506233175" table:formula="msoxl:=SQRT(POWER(X11-X32,2)+POWER(X13-X33,2))" table:style-name="ce16">
            <text:p>114.5</text:p>
          </table:table-cell>
          <table:table-cell office:value-type="float" office:value="59.277431732253852" table:formula="msoxl:=SQRT(POWER(Y11-Y32,2)+POWER(Y13-Y33,2))" table:style-name="ce16">
            <text:p>59.3</text:p>
          </table:table-cell>
          <table:table-cell office:value-type="float" office:value="221.19716564013197" table:formula="msoxl:=SQRT(POWER(Z11-Z32,2)+POWER(Z13-Z33,2))" table:style-name="ce16">
            <text:p>221.2</text:p>
          </table:table-cell>
          <table:table-cell table:style-name="ce17"/>
          <table:table-cell office:value-type="float" office:value="5.7268960314260084" table:formula="msoxl:=MIN(B35:Z35)" table:style-name="ce17">
            <text:p>5.7</text:p>
          </table:table-cell>
          <table:table-cell office:value-type="float" office:value="252.9509886555995" table:formula="msoxl:=MAX(B35:Z35)" table:style-name="ce18">
            <text:p>253.0</text:p>
          </table:table-cell>
          <table:table-cell table:number-columns-repeated="2" table:style-name="ce17"/>
          <table:table-cell table:number-columns-repeated="16353" table:style-name="ce1"/>
        </table:table-row>
        <table:table-row table:style-name="ro2">
          <table:table-cell office:value-type="string" table:style-name="ce3">
            <text:p>Dist Up (vert.)</text:p>
          </table:table-cell>
          <table:table-cell office:value-type="float" office:value="233.67498796405232" table:formula="msoxl:=SQRT(POWER(B15,2)-POWER(B35,2))" table:style-name="ce16">
            <text:p>233.7</text:p>
          </table:table-cell>
          <table:table-cell table:style-name="ce16"/>
          <table:table-cell office:value-type="float" office:value="229.49727667229519" table:formula="msoxl:=SQRT(POWER(D15,2)-POWER(D35,2))" table:style-name="ce16">
            <text:p>229.5</text:p>
          </table:table-cell>
          <table:table-cell office:value-type="float" office:value="259.08724913018244" table:formula="msoxl:=SQRT(POWER(E15,2)-POWER(E35,2))" table:style-name="ce16">
            <text:p>259.1</text:p>
          </table:table-cell>
          <table:table-cell office:value-type="float" office:value="257.76864244613881" table:formula="msoxl:=SQRT(POWER(F15,2)-POWER(F35,2))" table:style-name="ce16">
            <text:p>257.8</text:p>
          </table:table-cell>
          <table:table-cell office:value-type="float" office:value="239.60801322159492" table:formula="msoxl:=SQRT(POWER(G15,2)-POWER(G35,2))" table:style-name="ce16">
            <text:p>239.6</text:p>
          </table:table-cell>
          <table:table-cell office:value-type="float" office:value="194.96493780029954" table:formula="msoxl:=SQRT(POWER(H15,2)-POWER(H35,2))" table:style-name="ce16">
            <text:p>195.0</text:p>
          </table:table-cell>
          <table:table-cell office:value-type="float" office:value="174.35537656795893" table:formula="msoxl:=SQRT(POWER(I15,2)-POWER(I35,2))" table:style-name="ce16">
            <text:p>174.4</text:p>
          </table:table-cell>
          <table:table-cell office:value-type="float" office:value="175.6154814876945" table:formula="msoxl:=SQRT(POWER(J15,2)-POWER(J35,2))" table:style-name="ce16">
            <text:p>175.6</text:p>
          </table:table-cell>
          <table:table-cell office:value-type="float" office:value="160.17739334298943" table:formula="msoxl:=SQRT(POWER(K15,2)-POWER(K35,2))" table:style-name="ce16">
            <text:p>160.2</text:p>
          </table:table-cell>
          <table:table-cell office:value-type="float" office:value="100.5226210270841" table:formula="msoxl:=SQRT(POWER(L15,2)-POWER(L35,2))" table:style-name="ce16">
            <text:p>100.5</text:p>
          </table:table-cell>
          <table:table-cell office:value-type="float" office:value="60.131500381703191" table:formula="msoxl:=SQRT(POWER(M15,2)-POWER(M35,2))" table:style-name="ce16">
            <text:p>60.1</text:p>
          </table:table-cell>
          <table:table-cell office:value-type="float" office:value="105.95908159036993" table:formula="msoxl:=SQRT(POWER(N15,2)-POWER(N35,2))" table:style-name="ce16">
            <text:p>106.0</text:p>
          </table:table-cell>
          <table:table-cell office:value-type="float" office:value="175.00857121866923" table:formula="msoxl:=SQRT(POWER(O15,2)-POWER(O35,2))" table:style-name="ce16">
            <text:p>175.0</text:p>
          </table:table-cell>
          <table:table-cell office:value-type="float" office:value="199.14987579339675" table:formula="msoxl:=SQRT(POWER(P15,2)-POWER(P35,2))" table:style-name="ce16">
            <text:p>199.1</text:p>
          </table:table-cell>
          <table:table-cell office:value-type="float" office:value="200.85368471065013" table:formula="msoxl:=SQRT(POWER(Q15,2)-POWER(Q35,2))" table:style-name="ce16">
            <text:p>200.9</text:p>
          </table:table-cell>
          <table:table-cell office:value-type="float" office:value="216.40518168899109" table:formula="msoxl:=SQRT(POWER(R15,2)-POWER(R35,2))" table:style-name="ce16">
            <text:p>216.4</text:p>
          </table:table-cell>
          <table:table-cell office:value-type="float" office:value="249.76629608865414" table:formula="msoxl:=SQRT(POWER(S15,2)-POWER(S35,2))" table:style-name="ce16">
            <text:p>249.8</text:p>
          </table:table-cell>
          <table:table-cell office:value-type="float" office:value="259.93692054389896" table:formula="msoxl:=SQRT(POWER(T15,2)-POWER(T35,2))" table:style-name="ce16">
            <text:p>259.9</text:p>
          </table:table-cell>
          <table:table-cell table:style-name="ce16"/>
          <table:table-cell office:value-type="float" office:value="233.67498796405232" table:formula="msoxl:=SQRT(POWER(V15,2)-POWER(V35,2))" table:style-name="ce16">
            <text:p>233.7</text:p>
          </table:table-cell>
          <table:table-cell office:value-type="float" office:value="168.13387523042468" table:formula="msoxl:=SQRT(POWER(W15,2)-POWER(W35,2))" table:style-name="ce16">
            <text:p>168.1</text:p>
          </table:table-cell>
          <table:table-cell office:value-type="float" office:value="233.42878999814909" table:formula="msoxl:=SQRT(POWER(X15,2)-POWER(X35,2))" table:style-name="ce16">
            <text:p>233.4</text:p>
          </table:table-cell>
          <table:table-cell office:value-type="float" office:value="253.15249571597747" table:formula="msoxl:=SQRT(POWER(Y15,2)-POWER(Y35,2))" table:style-name="ce16">
            <text:p>253.2</text:p>
          </table:table-cell>
          <table:table-cell office:value-type="float" office:value="136.64484590635689" table:formula="msoxl:=SQRT(POWER(Z15,2)-POWER(Z35,2))" table:style-name="ce16">
            <text:p>136.6</text:p>
          </table:table-cell>
          <table:table-cell table:style-name="ce17"/>
          <table:table-cell office:value-type="float" office:value="60.131500381703191" table:formula="msoxl:=MIN(B36:Z36)" table:style-name="ce17">
            <text:p>60.1</text:p>
          </table:table-cell>
          <table:table-cell office:value-type="float" office:value="259.93692054389896" table:formula="msoxl:=MAX(B36:Z36)" table:style-name="ce17">
            <text:p>259.9</text:p>
          </table:table-cell>
          <table:table-cell office:value-type="float" office:value="199.80542016219579" table:formula="msoxl:=AC36-AB36" table:style-name="ce18">
            <text:p>199.8</text:p>
          </table:table-cell>
          <table:table-cell table:style-name="ce17"/>
          <table:table-cell table:number-columns-repeated="2" table:style-name="ce1"/>
          <table:table-cell table:style-name="ce17"/>
          <table:table-cell table:number-columns-repeated="16350"/>
        </table:table-row>
        <table:table-row table:style-name="ro2">
          <table:table-cell office:value-type="string" table:style-name="ce3">
            <text:p>Lift Movement to Zero</text:p>
          </table:table-cell>
          <table:table-cell office:value-type="float" office:value="0" table:formula="msoxl:=B36-$B36" table:style-name="ce16">
            <text:p>0.0</text:p>
          </table:table-cell>
          <table:table-cell table:style-name="ce16"/>
          <table:table-cell office:value-type="float" office:value="-4.1777112917571344" table:formula="msoxl:=D36-$B36" table:style-name="ce16">
            <text:p>-4.2</text:p>
          </table:table-cell>
          <table:table-cell office:value-type="float" office:value="25.412261166130122" table:formula="msoxl:=E36-$B36" table:style-name="ce16">
            <text:p>25.4</text:p>
          </table:table-cell>
          <table:table-cell office:value-type="float" office:value="24.093654482086492" table:formula="msoxl:=F36-$B36" table:style-name="ce16">
            <text:p>24.1</text:p>
          </table:table-cell>
          <table:table-cell office:value-type="float" office:value="5.9330252575425959" table:formula="msoxl:=G36-$B36" table:style-name="ce16">
            <text:p>5.9</text:p>
          </table:table-cell>
          <table:table-cell office:value-type="float" office:value="-38.710050163752783" table:formula="msoxl:=H36-$B36" table:style-name="ce16">
            <text:p>-38.7</text:p>
          </table:table-cell>
          <table:table-cell office:value-type="float" office:value="-59.319611396093393" table:formula="msoxl:=I36-$B36" table:style-name="ce16">
            <text:p>-59.3</text:p>
          </table:table-cell>
          <table:table-cell office:value-type="float" office:value="-58.059506476357825" table:formula="msoxl:=J36-$B36" table:style-name="ce16">
            <text:p>-58.1</text:p>
          </table:table-cell>
          <table:table-cell office:value-type="float" office:value="-73.497594621062888" table:formula="msoxl:=K36-$B36" table:style-name="ce16">
            <text:p>-73.5</text:p>
          </table:table-cell>
          <table:table-cell office:value-type="float" office:value="-133.15236693696824" table:formula="msoxl:=L36-$B36" table:style-name="ce16">
            <text:p>-133.2</text:p>
          </table:table-cell>
          <table:table-cell office:value-type="float" office:value="-173.54348758234914" table:formula="msoxl:=M36-$B36" table:style-name="ce16">
            <text:p>-173.5</text:p>
          </table:table-cell>
          <table:table-cell office:value-type="float" office:value="-127.71590637368239" table:formula="msoxl:=N36-$B36" table:style-name="ce16">
            <text:p>-127.7</text:p>
          </table:table-cell>
          <table:table-cell office:value-type="float" office:value="-58.666416745383088" table:formula="msoxl:=O36-$B36" table:style-name="ce16">
            <text:p>-58.7</text:p>
          </table:table-cell>
          <table:table-cell office:value-type="float" office:value="-34.525112170655575" table:formula="msoxl:=P36-$B36" table:style-name="ce16">
            <text:p>-34.5</text:p>
          </table:table-cell>
          <table:table-cell office:value-type="float" office:value="-32.821303253402192" table:formula="msoxl:=Q36-$B36" table:style-name="ce16">
            <text:p>-32.8</text:p>
          </table:table-cell>
          <table:table-cell office:value-type="float" office:value="-17.269806275061228" table:formula="msoxl:=R36-$B36" table:style-name="ce16">
            <text:p>-17.3</text:p>
          </table:table-cell>
          <table:table-cell office:value-type="float" office:value="16.091308124601824" table:formula="msoxl:=S36-$B36" table:style-name="ce16">
            <text:p>16.1</text:p>
          </table:table-cell>
          <table:table-cell office:value-type="float" office:value="26.261932579846643" table:formula="msoxl:=T36-$B36" table:style-name="ce16">
            <text:p>26.3</text:p>
          </table:table-cell>
          <table:table-cell table:style-name="ce16"/>
          <table:table-cell office:value-type="float" office:value="0" table:formula="msoxl:=V36-$B36" table:style-name="ce16">
            <text:p>0.0</text:p>
          </table:table-cell>
          <table:table-cell office:value-type="float" office:value="-65.541112733627642" table:formula="msoxl:=W36-$B36" table:style-name="ce16">
            <text:p>-65.5</text:p>
          </table:table-cell>
          <table:table-cell office:value-type="float" office:value="-0.24619796590323517" table:formula="msoxl:=X36-$B36" table:style-name="ce16">
            <text:p>-0.2</text:p>
          </table:table-cell>
          <table:table-cell office:value-type="float" office:value="19.477507751925145" table:formula="msoxl:=Y36-$B36" table:style-name="ce16">
            <text:p>19.5</text:p>
          </table:table-cell>
          <table:table-cell office:value-type="float" office:value="-97.030142057695429" table:formula="msoxl:=Z36-$B36" table:style-name="ce16">
            <text:p>-97.0</text:p>
          </table:table-cell>
          <table:table-cell table:style-name="ce17"/>
          <table:table-cell office:value-type="float" office:value="-173.54348758234914" table:formula="msoxl:=MIN(B37:Z37)" table:style-name="ce17">
            <text:p>-173.5</text:p>
          </table:table-cell>
          <table:table-cell office:value-type="float" office:value="26.261932579846643" table:formula="msoxl:=MAX(B37:Z37)" table:style-name="ce17">
            <text:p>26.3</text:p>
          </table:table-cell>
          <table:table-cell office:value-type="float" office:value="199.80542016219579" table:formula="msoxl:=AC37-AB37" table:style-name="ce17">
            <text:p>199.8</text:p>
          </table:table-cell>
          <table:table-cell table:style-name="ce17"/>
          <table:table-cell table:number-columns-repeated="1635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Angle TopView</text:p>
          </table:table-cell>
          <table:table-cell office:value-type="float" office:value="2.5339937348434205E-5" table:formula="msoxl:=ATAN2(B11-B32,B13-B33)*180/3.14159-30" table:style-name="ce16">
            <text:p>0.0</text:p>
          </table:table-cell>
          <table:table-cell table:style-name="ce16"/>
          <table:table-cell office:value-type="float" office:value="6.1027239027125759" table:formula="msoxl:=ATAN2(D11-D32,D13-D33)*180/3.14159-30" table:style-name="ce16">
            <text:p>6.1</text:p>
          </table:table-cell>
          <table:table-cell office:value-type="float" office:value="-104.74590104925956" table:formula="msoxl:=ATAN2(E11-E32,E13-E33)*180/3.14159-30" table:style-name="ce16">
            <text:p>-104.7</text:p>
          </table:table-cell>
          <table:table-cell office:value-type="float" office:value="-68.157651122955912" table:formula="msoxl:=ATAN2(F11-F32,F13-F33)*180/3.14159-30" table:style-name="ce16">
            <text:p>-68.2</text:p>
          </table:table-cell>
          <table:table-cell office:value-type="float" office:value="-42.008311257307795" table:formula="msoxl:=ATAN2(G11-G32,G13-G33)*180/3.14159-30" table:style-name="ce16">
            <text:p>-42.0</text:p>
          </table:table-cell>
          <table:table-cell office:value-type="float" office:value="-37.012361669488648" table:formula="msoxl:=ATAN2(H11-H32,H13-H33)*180/3.14159-30" table:style-name="ce16">
            <text:p>-37.0</text:p>
          </table:table-cell>
          <table:table-cell office:value-type="float" office:value="-36.250740544783135" table:formula="msoxl:=ATAN2(I11-I32,I13-I33)*180/3.14159-30" table:style-name="ce16">
            <text:p>-36.3</text:p>
          </table:table-cell>
          <table:table-cell office:value-type="float" office:value="-30" table:formula="msoxl:=ATAN2(J11-J32,J13-J33)*180/3.14159-30" table:style-name="ce16">
            <text:p>-30.0</text:p>
          </table:table-cell>
          <table:table-cell office:value-type="float" office:value="-9.4171099265416309" table:formula="msoxl:=ATAN2(K11-K32,K13-K33)*180/3.14159-30" table:style-name="ce16">
            <text:p>-9.4</text:p>
          </table:table-cell>
          <table:table-cell office:value-type="float" office:value="6.9090837219714487" table:formula="msoxl:=ATAN2(L11-L32,L13-L33)*180/3.14159-30" table:style-name="ce16">
            <text:p>6.9</text:p>
          </table:table-cell>
          <table:table-cell office:value-type="float" office:value="10.71529265359311" table:formula="msoxl:=ATAN2(M11-M32,M13-M33)*180/3.14159-30" table:style-name="ce16">
            <text:p>10.7</text:p>
          </table:table-cell>
          <table:table-cell office:value-type="float" office:value="14.022769186607597" table:formula="msoxl:=ATAN2(N11-N32,N13-N33)*180/3.14159-30" table:style-name="ce16">
            <text:p>14.0</text:p>
          </table:table-cell>
          <table:table-cell office:value-type="float" office:value="29.106075619575115" table:formula="msoxl:=ATAN2(O11-O32,O13-O33)*180/3.14159-30" table:style-name="ce16">
            <text:p>29.1</text:p>
          </table:table-cell>
          <table:table-cell office:value-type="float" office:value="50.799145363950586" table:formula="msoxl:=ATAN2(P11-P32,P13-P33)*180/3.14159-30" table:style-name="ce16">
            <text:p>50.8</text:p>
          </table:table-cell>
          <table:table-cell office:value-type="float" office:value="58.012224006797311" table:formula="msoxl:=ATAN2(Q11-Q32,Q13-Q33)*180/3.14159-30" table:style-name="ce16">
            <text:p>58.0</text:p>
          </table:table-cell>
          <table:table-cell office:value-type="float" office:value="57.722614783599269" table:formula="msoxl:=ATAN2(R11-R32,R13-R33)*180/3.14159-30" table:style-name="ce16">
            <text:p>57.7</text:p>
          </table:table-cell>
          <table:table-cell office:value-type="float" office:value="55.452327649690545" table:formula="msoxl:=ATAN2(S11-S32,S13-S33)*180/3.14159-30" table:style-name="ce16">
            <text:p>55.5</text:p>
          </table:table-cell>
          <table:table-cell office:value-type="float" office:value="-30" table:formula="msoxl:=ATAN2(T11-T32,T13-T33)*180/3.14159-30" table:style-name="ce16">
            <text:p>-30.0</text:p>
          </table:table-cell>
          <table:table-cell table:style-name="ce16"/>
          <table:table-cell office:value-type="float" office:value="2.5339937348434205E-5" table:formula="msoxl:=ATAN2(V11-V32,V13-V33)*180/3.14159-30" table:style-name="ce16">
            <text:p>0.0</text:p>
          </table:table-cell>
          <table:table-cell office:value-type="float" office:value="30.144503481525398" table:formula="msoxl:=ATAN2(W11-W32,W13-W33)*180/3.14159-30" table:style-name="ce16">
            <text:p>30.1</text:p>
          </table:table-cell>
          <table:table-cell office:value-type="float" office:value="-60.433376399613884" table:formula="msoxl:=ATAN2(X11-X32,X13-X33)*180/3.14159-30" table:style-name="ce16">
            <text:p>-60.4</text:p>
          </table:table-cell>
          <table:table-cell office:value-type="float" office:value="75.933765601743204" table:formula="msoxl:=ATAN2(Y11-Y32,Y13-Y33)*180/3.14159-30" table:style-name="ce16">
            <text:p>75.9</text:p>
          </table:table-cell>
          <table:table-cell office:value-type="float" office:value="-15.067028220038098" table:formula="msoxl:=ATAN2(Z11-Z32,Z13-Z33)*180/3.14159-30" table:style-name="ce16">
            <text:p>-15.1</text:p>
          </table:table-cell>
          <table:table-cell table:style-name="ce17"/>
          <table:table-cell office:value-type="float" office:value="-104.74590104925956" table:formula="msoxl:=MIN(B39:Z39)" table:style-name="ce17">
            <text:p>-104.7</text:p>
          </table:table-cell>
          <table:table-cell office:value-type="float" office:value="75.933765601743204" table:formula="msoxl:=MAX(B39:Z39)" table:style-name="ce17">
            <text:p>75.9</text:p>
          </table:table-cell>
          <table:table-cell table:number-columns-repeated="2" table:style-name="ce17"/>
          <table:table-cell table:number-columns-repeated="16353" table:style-name="ce1"/>
        </table:table-row>
        <table:table-row table:style-name="ro2">
          <table:table-cell office:value-type="string" table:style-name="ce3">
            <text:p>Angle Up</text:p>
          </table:table-cell>
          <table:table-cell office:value-type="float" office:value="63.99429167863542" table:formula="msoxl:=ATAN2(B35,B36)*180/3.14159" table:style-name="ce16">
            <text:p>64.0</text:p>
          </table:table-cell>
          <table:table-cell table:style-name="ce16"/>
          <table:table-cell office:value-type="float" office:value="61.967635465166197" table:formula="msoxl:=ATAN2(D35,D36)*180/3.14159" table:style-name="ce16">
            <text:p>62.0</text:p>
          </table:table-cell>
          <table:table-cell office:value-type="float" office:value="85.197717437431805" table:formula="msoxl:=ATAN2(E35,E36)*180/3.14159" table:style-name="ce16">
            <text:p>85.2</text:p>
          </table:table-cell>
          <table:table-cell office:value-type="float" office:value="82.488224503552971" table:formula="msoxl:=ATAN2(F35,F36)*180/3.14159" table:style-name="ce16">
            <text:p>82.5</text:p>
          </table:table-cell>
          <table:table-cell office:value-type="float" office:value="67.156645954499183" table:formula="msoxl:=ATAN2(G35,G36)*180/3.14159" table:style-name="ce16">
            <text:p>67.2</text:p>
          </table:table-cell>
          <table:table-cell office:value-type="float" office:value="48.578738751748055" table:formula="msoxl:=ATAN2(H35,H36)*180/3.14159" table:style-name="ce16">
            <text:p>48.6</text:p>
          </table:table-cell>
          <table:table-cell office:value-type="float" office:value="42.113240364583859" table:formula="msoxl:=ATAN2(I35,I36)*180/3.14159" table:style-name="ce16">
            <text:p>42.1</text:p>
          </table:table-cell>
          <table:table-cell office:value-type="float" office:value="42.488687136910592" table:formula="msoxl:=ATAN2(J35,J36)*180/3.14159" table:style-name="ce16">
            <text:p>42.5</text:p>
          </table:table-cell>
          <table:table-cell office:value-type="float" office:value="38.029516046517863" table:formula="msoxl:=ATAN2(K35,K36)*180/3.14159" table:style-name="ce16">
            <text:p>38.0</text:p>
          </table:table-cell>
          <table:table-cell office:value-type="float" office:value="22.744707491747373" table:formula="msoxl:=ATAN2(L35,L36)*180/3.14159" table:style-name="ce16">
            <text:p>22.7</text:p>
          </table:table-cell>
          <table:table-cell office:value-type="float" office:value="13.372159327158375" table:formula="msoxl:=ATAN2(M35,M36)*180/3.14159" table:style-name="ce16">
            <text:p>13.4</text:p>
          </table:table-cell>
          <table:table-cell office:value-type="float" office:value="24.05009700359118" table:formula="msoxl:=ATAN2(N35,N36)*180/3.14159" table:style-name="ce16">
            <text:p>24.1</text:p>
          </table:table-cell>
          <table:table-cell office:value-type="float" office:value="42.307579437176997" table:formula="msoxl:=ATAN2(O35,O36)*180/3.14159" table:style-name="ce16">
            <text:p>42.3</text:p>
          </table:table-cell>
          <table:table-cell office:value-type="float" office:value="49.992610395820464" table:formula="msoxl:=ATAN2(P35,P36)*180/3.14159" table:style-name="ce16">
            <text:p>50.0</text:p>
          </table:table-cell>
          <table:table-cell office:value-type="float" office:value="50.580241976379341" table:formula="msoxl:=ATAN2(Q35,Q36)*180/3.14159" table:style-name="ce16">
            <text:p>50.6</text:p>
          </table:table-cell>
          <table:table-cell office:value-type="float" office:value="56.338636371695529" table:formula="msoxl:=ATAN2(R35,R36)*180/3.14159" table:style-name="ce16">
            <text:p>56.3</text:p>
          </table:table-cell>
          <table:table-cell office:value-type="float" office:value="73.871254373674077" table:formula="msoxl:=ATAN2(S35,S36)*180/3.14159" table:style-name="ce16">
            <text:p>73.9</text:p>
          </table:table-cell>
          <table:table-cell office:value-type="float" office:value="88.73794606575656" table:formula="msoxl:=ATAN2(T35,T36)*180/3.14159" table:style-name="ce16">
            <text:p>88.7</text:p>
          </table:table-cell>
          <table:table-cell table:style-name="ce16"/>
          <table:table-cell office:value-type="float" office:value="63.99429167863542" table:formula="msoxl:=ATAN2(V35,V36)*180/3.14159" table:style-name="ce16">
            <text:p>64.0</text:p>
          </table:table-cell>
          <table:table-cell office:value-type="float" office:value="40.290942317631753" table:formula="msoxl:=ATAN2(W35,W36)*180/3.14159" table:style-name="ce16">
            <text:p>40.3</text:p>
          </table:table-cell>
          <table:table-cell office:value-type="float" office:value="63.870826395053975" table:formula="msoxl:=ATAN2(X35,X36)*180/3.14159" table:style-name="ce16">
            <text:p>63.9</text:p>
          </table:table-cell>
          <table:table-cell office:value-type="float" office:value="76.821294234680735" table:formula="msoxl:=ATAN2(Y35,Y36)*180/3.14159" table:style-name="ce16">
            <text:p>76.8</text:p>
          </table:table-cell>
          <table:table-cell office:value-type="float" office:value="31.705781282626091" table:formula="msoxl:=ATAN2(Z35,Z36)*180/3.14159" table:style-name="ce16">
            <text:p>31.7</text:p>
          </table:table-cell>
          <table:table-cell table:style-name="ce17"/>
          <table:table-cell office:value-type="float" office:value="13.372159327158375" table:formula="msoxl:=MIN(B40:Z40)" table:style-name="ce17">
            <text:p>13.4</text:p>
          </table:table-cell>
          <table:table-cell office:value-type="float" office:value="88.73794606575656" table:formula="msoxl:=MAX(B40:Z40)" table:style-name="ce17">
            <text:p>88.7</text:p>
          </table:table-cell>
          <table:table-cell table:number-columns-repeated="2" table:style-name="ce17"/>
          <table:table-cell table:number-columns-repeated="16353" table:style-name="ce1"/>
        </table:table-row>
        <table:table-row table:style-name="ro2">
          <table:table-cell office:value-type="string" table:style-name="ce3">
            <text:p>Angle Joint rot.</text:p>
          </table:table-cell>
          <table:table-cell office:value-type="float" office:value="26.00570832136458" table:formula="msoxl:=90-B40" table:style-name="ce16">
            <text:p>26.0</text:p>
          </table:table-cell>
          <table:table-cell table:style-name="ce16"/>
          <table:table-cell office:value-type="float" office:value="28.032364534833803" table:formula="msoxl:=90-D40" table:style-name="ce16">
            <text:p>28.0</text:p>
          </table:table-cell>
          <table:table-cell office:value-type="float" office:value="4.8022825625681946" table:formula="msoxl:=90-E40" table:style-name="ce16">
            <text:p>4.8</text:p>
          </table:table-cell>
          <table:table-cell office:value-type="float" office:value="7.5117754964470294" table:formula="msoxl:=90-F40" table:style-name="ce16">
            <text:p>7.5</text:p>
          </table:table-cell>
          <table:table-cell office:value-type="float" office:value="22.843354045500817" table:formula="msoxl:=90-G40" table:style-name="ce16">
            <text:p>22.8</text:p>
          </table:table-cell>
          <table:table-cell office:value-type="float" office:value="41.421261248251945" table:formula="msoxl:=90-H40" table:style-name="ce16">
            <text:p>41.4</text:p>
          </table:table-cell>
          <table:table-cell office:value-type="float" office:value="47.886759635416141" table:formula="msoxl:=90-I40" table:style-name="ce16">
            <text:p>47.9</text:p>
          </table:table-cell>
          <table:table-cell office:value-type="float" office:value="47.511312863089408" table:formula="msoxl:=90-J40" table:style-name="ce16">
            <text:p>47.5</text:p>
          </table:table-cell>
          <table:table-cell office:value-type="float" office:value="51.970483953482137" table:formula="msoxl:=90-K40" table:style-name="ce16">
            <text:p>52.0</text:p>
          </table:table-cell>
          <table:table-cell office:value-type="float" office:value="67.255292508252623" table:formula="msoxl:=90-L40" table:style-name="ce16">
            <text:p>67.3</text:p>
          </table:table-cell>
          <table:table-cell office:value-type="float" office:value="76.627840672841629" table:formula="msoxl:=90-M40" table:style-name="ce16">
            <text:p>76.6</text:p>
          </table:table-cell>
          <table:table-cell office:value-type="float" office:value="65.949902996408824" table:formula="msoxl:=90-N40" table:style-name="ce16">
            <text:p>65.9</text:p>
          </table:table-cell>
          <table:table-cell office:value-type="float" office:value="47.692420562823003" table:formula="msoxl:=90-O40" table:style-name="ce16">
            <text:p>47.7</text:p>
          </table:table-cell>
          <table:table-cell office:value-type="float" office:value="40.007389604179536" table:formula="msoxl:=90-P40" table:style-name="ce16">
            <text:p>40.0</text:p>
          </table:table-cell>
          <table:table-cell office:value-type="float" office:value="39.419758023620659" table:formula="msoxl:=90-Q40" table:style-name="ce16">
            <text:p>39.4</text:p>
          </table:table-cell>
          <table:table-cell office:value-type="float" office:value="33.661363628304471" table:formula="msoxl:=90-R40" table:style-name="ce16">
            <text:p>33.7</text:p>
          </table:table-cell>
          <table:table-cell office:value-type="float" office:value="16.128745626325923" table:formula="msoxl:=90-S40" table:style-name="ce16">
            <text:p>16.1</text:p>
          </table:table-cell>
          <table:table-cell office:value-type="float" office:value="1.2620539342434398" table:formula="msoxl:=90-T40" table:style-name="ce16">
            <text:p>1.3</text:p>
          </table:table-cell>
          <table:table-cell table:style-name="ce16"/>
          <table:table-cell office:value-type="float" office:value="26.00570832136458" table:formula="msoxl:=90-V40" table:style-name="ce16">
            <text:p>26.0</text:p>
          </table:table-cell>
          <table:table-cell office:value-type="float" office:value="49.709057682368247" table:formula="msoxl:=90-W40" table:style-name="ce16">
            <text:p>49.7</text:p>
          </table:table-cell>
          <table:table-cell office:value-type="float" office:value="26.129173604946025" table:formula="msoxl:=90-X40" table:style-name="ce16">
            <text:p>26.1</text:p>
          </table:table-cell>
          <table:table-cell office:value-type="float" office:value="13.178705765319265" table:formula="msoxl:=90-Y40" table:style-name="ce16">
            <text:p>13.2</text:p>
          </table:table-cell>
          <table:table-cell office:value-type="float" office:value="58.294218717373909" table:formula="msoxl:=90-Z40" table:style-name="ce16">
            <text:p>58.3</text:p>
          </table:table-cell>
          <table:table-cell table:style-name="ce17"/>
          <table:table-cell office:value-type="float" office:value="1.2620539342434398" table:formula="msoxl:=MIN(B41:Z41)" table:style-name="ce17">
            <text:p>1.3</text:p>
          </table:table-cell>
          <table:table-cell office:value-type="float" office:value="76.627840672841629" table:formula="msoxl:=MAX(B41:Z41)" table:style-name="ce17">
            <text:p>76.6</text:p>
          </table:table-cell>
          <table:table-cell office:value-type="float" office:value="75.365786738598189" table:formula="msoxl:=AC41-AB41" table:style-name="ce17">
            <text:p>75.4</text:p>
          </table:table-cell>
          <table:table-cell table:style-name="ce17"/>
          <table:table-cell table:number-columns-repeated="1635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8">
            <text:p>Resul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x. Lift Movement without Z</text:p>
          </table:table-cell>
          <table:table-cell table:number-columns-repeated="2" table:style-name="ce1"/>
          <table:table-cell office:value-type="float" office:value="199.8665765342617" table:formula="msoxl:=MAX(AC22,AC36)-MIN(AB22,AB36)" table:style-name="ce20">
            <text:p>199.9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Position over Bed without Z and nozzle</text:p>
          </table:table-cell>
          <table:table-cell table:number-columns-repeated="2" table:style-name="ce1"/>
          <table:table-cell office:value-type="float" office:value="279.99807691596487" table:formula="msoxl:=MAX(AC22,AC36)+12+8" table:style-name="ce20">
            <text:p>280.0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Tilt Angle on Carriage</text:p>
          </table:table-cell>
          <table:table-cell table:number-columns-repeated="2" table:style-name="ce1"/>
          <table:table-cell office:value-type="float" office:value="32.037115167532676" table:formula="msoxl:=AC28" table:style-name="ce20">
            <text:p>32.0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Angle strait down</text:p>
          </table:table-cell>
          <table:table-cell table:number-columns-repeated="2" table:style-name="ce1"/>
          <table:table-cell office:value-type="float" office:value="76.627840672841629" table:formula="msoxl:=MAX(AC27,AC41)" table:style-name="ce20">
            <text:p>76.6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Angle movement</text:p>
          </table:table-cell>
          <table:table-cell table:number-columns-repeated="2" table:style-name="ce1"/>
          <table:table-cell office:value-type="float" office:value="75.365786738598189" table:formula="msoxl:=MAX(AD27,AD41)" table:style-name="ce20">
            <text:p>75.4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oint Anglein Rest Pos.</text:p>
          </table:table-cell>
          <table:table-cell table:number-columns-repeated="2" table:style-name="ce1"/>
          <table:table-cell office:value-type="float" office:value="26.00570832136458" table:formula="msoxl:=V27" table:style-name="ce20">
            <text:p>26.0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in. Rod Length (theoretical)</text:p>
          </table:table-cell>
          <table:table-cell table:number-columns-repeated="2" table:style-name="ce1"/>
          <table:table-cell office:value-type="float" office:value="252.9509886555995" table:formula="msoxl:=MAX(AC21,AC35)" table:style-name="ce20">
            <text:p>253.0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table:number-columns-repeated="3" table:style-name="ce11"/>
          <table:table-cell office:value-type="string" table:style-name="ce21">
            <text:p>Linear Shaft Length</text:p>
          </table:table-cell>
          <table:table-cell office:value-type="string" table:style-name="ce21">
            <text:p>Nozzle - below carriage</text:p>
          </table:table-cell>
          <table:table-cell office:value-type="string" table:style-name="ce21">
            <text:p>Top Box Height</text:p>
          </table:table-cell>
          <table:table-cell office:value-type="string" table:style-name="ce21">
            <text:p>Base Box Height</text:p>
          </table:table-cell>
          <table:table-cell office:value-type="string" table:style-name="ce21">
            <text:p>Heat Bed over Base</text:p>
          </table:table-cell>
          <table:table-cell office:value-type="string" table:style-name="ce21">
            <text:p>Printing Glas</text:p>
          </table:table-cell>
          <table:table-cell office:value-type="string" table:style-name="ce21">
            <text:p>Switch Range</text:p>
          </table:table-cell>
          <table:table-cell office:value-type="string" table:style-name="ce21">
            <text:p>Head Room</text:p>
          </table:table-cell>
          <table:table-cell table:number-columns-repeated="12" table:style-name="ce11"/>
          <table:table-cell table:number-columns-repeated="16358"/>
        </table:table-row>
        <table:table-row table:style-name="ro2">
          <table:table-cell office:value-type="string" table:style-name="ce1">
            <text:p>Printable Height</text:p>
          </table:table-cell>
          <table:table-cell table:number-columns-repeated="2" table:style-name="ce1"/>
          <table:table-cell office:value-type="float" office:value="280.00192308403513" table:formula="msoxl:=G53-D46-SUM(H53:N53)" table:style-name="ce20">
            <text:p>280.0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at</text:p>
          </table:table-cell>
          <table:table-cell office:value-type="float" office:value="700" table:style-name="ce3">
            <text:p>70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Max. Lift Movement with Z</text:p>
          </table:table-cell>
          <table:table-cell table:number-columns-repeated="2" table:style-name="ce1"/>
          <table:table-cell office:value-type="float" office:value="479.86849961829682" table:formula="msoxl:=D53+D45" table:style-name="ce17">
            <text:p>479.9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tio Printer/Printing Height</text:p>
          </table:table-cell>
          <table:table-cell table:number-columns-repeated="2" table:style-name="ce1"/>
          <table:table-cell office:value-type="float" office:value="40.000274726290726" table:formula="msoxl:=D53/G53*100" table:style-name="ce22">
            <text:p>40</text:p>
          </table:table-cell>
          <table:table-cell office:value-type="string" table:style-name="ce1">
            <text:p>%</text:p>
          </table:table-cell>
          <table:table-cell table:number-columns-repeated="16379" table:style-name="ce1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rapf, Jochen</meta:initial-creator>
    <dc:creator>Krapf, Jochen</dc:creator>
    <meta:creation-date>2014-01-27T11:02:51Z</meta:creation-date>
    <dc:date>2014-04-29T11:16:39Z</dc:date>
    <meta:print-date>2014-03-14T10:02:19Z</meta:print-date>
    <meta:editing-duration>PT0S</meta:editing-duration>
  </office:meta>
</office:document-meta>
</file>